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roman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bullet text:level="1" text:style-name="WW_CharLFO4LVL1" text:bullet-char="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F0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4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6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7" style:parent-style-name="Обычный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8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9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0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1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Times14_РИО2" style:family="paragraph">
      <style:paragraph-properties fo:text-align="center" fo:line-height="150%" fo:text-indent="0in"/>
    </style:style>
    <style:style style:name="T16" style:parent-style-name="Названиекниги" style:family="text">
      <style:text-properties fo:text-transform="uppercase" fo:font-variant="normal" style:font-size-complex="14pt"/>
    </style:style>
    <style:style style:name="P17" style:parent-style-name="Обычный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18" style:parent-style-name="Обычный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19" style:parent-style-name="Обычный" style:family="paragraph">
      <style:paragraph-properties fo:text-align="center" fo:line-height="150%"/>
    </style:style>
    <style:style style:name="T20" style:parent-style-name="Названиекниги" style:family="text">
      <style:text-properties fo:font-variant="normal" fo:font-size="14pt" style:font-size-asian="14pt" style:font-size-complex="14pt"/>
    </style:style>
    <style:style style:name="T21" style:parent-style-name="Названиекниги" style:family="text">
      <style:text-properties fo:font-variant="normal" fo:font-size="14pt" style:font-size-asian="14pt" style:font-size-complex="14pt"/>
    </style:style>
    <style:style style:name="P22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3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4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5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6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7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8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TableColumn30" style:family="table-column">
      <style:table-column-properties style:column-width="2.9527in"/>
    </style:style>
    <style:style style:name="TableColumn31" style:family="table-column">
      <style:table-column-properties style:column-width="1.7722in"/>
    </style:style>
    <style:style style:name="TableColumn32" style:family="table-column">
      <style:table-column-properties style:column-width="1.968in"/>
    </style:style>
    <style:style style:name="Table29" style:family="table">
      <style:table-properties style:width="6.693in" style:rel-width="100%" fo:margin-left="0in" table:align="left"/>
    </style:style>
    <style:style style:name="TableRow33" style:family="table-row">
      <style:table-row-properties style:min-row-height="0.4263in"/>
    </style:style>
    <style:style style:name="TableCell3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5" style:parent-style-name="Обычный" style:family="paragraph">
      <style:text-properties fo:font-size="14pt" style:font-size-asian="14pt" style:font-size-complex="14pt"/>
    </style:style>
    <style:style style:name="TableCell36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7" style:parent-style-name="Обычный" style:family="paragraph">
      <style:text-properties fo:font-size="14pt" style:font-size-asian="14pt" style:font-size-complex="14pt"/>
    </style:style>
    <style:style style:name="TableCell3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Row40" style:family="table-row">
      <style:table-row-properties style:min-row-height="0.4263in"/>
    </style:style>
    <style:style style:name="TableCell4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2" style:parent-style-name="Обычный" style:family="paragraph">
      <style:text-properties fo:font-size="14pt" style:font-size-asian="14pt" style:font-size-complex="14pt"/>
    </style:style>
    <style:style style:name="TableCell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4" style:parent-style-name="Обычный" style:family="paragraph">
      <style:text-properties fo:font-size="14pt" style:font-size-asian="14pt" style:font-size-complex="14pt"/>
    </style:style>
    <style:style style:name="TableCell4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6" style:parent-style-name="Обычный" style:family="paragraph">
      <style:paragraph-properties fo:text-align="center"/>
    </style:style>
    <style:style style:name="T47" style:parent-style-name="Основнойшрифтабзаца" style:family="text">
      <style:text-properties fo:font-size="14pt" style:font-size-asian="14pt" style:font-size-complex="14pt"/>
    </style:style>
    <style:style style:name="P48" style:parent-style-name="Обычный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49" style:parent-style-name="Обычный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0" style:parent-style-name="Обычный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1" style:parent-style-name="Обычный" style:family="paragraph">
      <style:paragraph-properties fo:text-align="center" fo:line-height="150%"/>
    </style:style>
    <style:style style:name="T5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5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54" style:parent-style-name="Обычный" style:family="paragraph">
      <style:paragraph-properties fo:break-before="page"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T55" style:parent-style-name="Основнойшрифтабзаца" style:family="text">
      <style:text-properties fo:language="en" fo:country="US"/>
    </style:style>
    <style:style style:name="P56" style:parent-style-name="Обычный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57" style:parent-style-name="Обычный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T58" style:parent-style-name="Основнойшрифтабзаца" style:family="text">
      <style:text-properties fo:font-style="italic" style:font-style-asian="italic" style:font-style-complex="italic"/>
    </style:style>
    <style:style style:name="T59" style:parent-style-name="Основнойшрифтабзаца" style:family="text">
      <style:text-properties fo:language="en" fo:country="US"/>
    </style:style>
    <style:style style:name="T60" style:parent-style-name="Основнойшрифтабзаца" style:family="text">
      <style:text-properties fo:language="en" fo:country="US"/>
    </style:style>
    <style:style style:name="T61" style:parent-style-name="Основнойшрифтабзаца" style:family="text">
      <style:text-properties fo:font-style="italic" style:font-style-asian="italic" style:font-style-complex="italic"/>
    </style:style>
    <style:style style:name="T62" style:parent-style-name="Основнойшрифтабзаца" style:family="text">
      <style:text-properties fo:font-style="italic" style:font-style-asian="italic" style:font-style-complex="italic"/>
    </style:style>
    <style:style style:name="T63" style:parent-style-name="Основнойшрифтабзаца" style:family="text">
      <style:text-properties fo:language="en" fo:country="US"/>
    </style:style>
    <style:style style:name="T64" style:parent-style-name="Основнойшрифтабзаца" style:family="text">
      <style:text-properties fo:language="en" fo:country="US"/>
    </style:style>
    <style:style style:name="T65" style:parent-style-name="Основнойшрифтабзаца" style:family="text">
      <style:text-properties fo:font-style="italic" style:font-style-asian="italic" style:font-style-complex="italic"/>
    </style:style>
    <style:style style:name="P66" style:parent-style-name="Лабораторная_основной" style:family="paragraph">
      <style:text-properties fo:language="en" fo:country="US"/>
    </style:style>
    <style:style style:name="P67" style:parent-style-name="Лабораторная_основной" style:family="paragraph">
      <style:text-properties fo:font-weight="bold" style:font-weight-asian="bold" style:font-weight-complex="bold"/>
    </style:style>
    <style:style style:name="T68" style:parent-style-name="Гиперссылка" style:family="text">
      <style:text-properties style:use-window-font-color="true" style:text-underline-type="none"/>
    </style:style>
    <style:style style:name="T69" style:parent-style-name="Гиперссылка" style:family="text">
      <style:text-properties style:use-window-font-color="true" style:text-underline-type="none"/>
    </style:style>
    <style:style style:name="T70" style:parent-style-name="Гиперссылка" style:family="text">
      <style:text-properties style:use-window-font-color="true" style:text-underline-type="none"/>
    </style:style>
    <style:style style:name="T71" style:parent-style-name="Гиперссылка" style:family="text">
      <style:text-properties style:use-window-font-color="true" style:text-underline-type="none"/>
    </style:style>
    <style:style style:name="T72" style:parent-style-name="Гиперссылка" style:family="text">
      <style:text-properties style:use-window-font-color="true" style:text-underline-type="none"/>
    </style:style>
    <style:style style:name="P73" style:parent-style-name="Обычный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74" style:parent-style-name="Обычный" style:family="paragraph">
      <style:paragraph-properties fo:text-align="justify" fo:line-height="150%"/>
    </style:style>
    <style:style style:name="T7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7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7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9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8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1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8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4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8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6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8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89" style:parent-style-name="Обычный" style:family="paragraph">
      <style:paragraph-properties fo:text-align="justify" fo:line-height="150%"/>
    </style:style>
    <style:style style:name="T9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9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9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9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9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9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9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9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9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9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00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0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02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0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04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0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06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0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0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0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10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1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12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1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14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1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16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1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1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1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2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2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22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2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2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2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2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2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2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29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3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3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3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33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3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3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36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3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3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39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4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41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4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43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4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45" style:parent-style-name="Обычный" style:family="paragraph">
      <style:paragraph-properties fo:text-align="justify" fo:line-height="150%"/>
    </style:style>
    <style:style style:name="T14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47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4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49" style:parent-style-name="Обычный" style:family="paragraph">
      <style:paragraph-properties fo:text-align="justify" fo:line-height="150%"/>
    </style:style>
    <style:style style:name="T15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5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52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5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54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5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5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5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5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5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60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6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6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63" style:parent-style-name="Обычный" style:family="paragraph">
      <style:paragraph-properties fo:text-align="justify" fo:line-height="150%"/>
    </style:style>
    <style:style style:name="T16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65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6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6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6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69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7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71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7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7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74" style:parent-style-name="Обычный" style:family="paragraph">
      <style:paragraph-properties fo:text-align="justify" fo:line-height="150%"/>
    </style:style>
    <style:style style:name="T17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7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77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7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79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8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8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8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8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8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8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8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87" style:parent-style-name="Обычный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188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89" style:parent-style-name="Обычный" style:family="paragraph">
      <style:paragraph-properties fo:text-align="justify" fo:line-height="150%" fo:text-indent="0.4923in"/>
    </style:style>
    <style:style style:name="T190" style:parent-style-name="Основнойшрифтабзаца" style:family="text">
      <style:text-properties fo:font-size="14pt" style:font-size-asian="14pt" style:font-size-complex="14pt"/>
    </style:style>
    <style:style style:name="T19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2" style:parent-style-name="Основнойшрифтабзаца" style:family="text">
      <style:text-properties fo:font-size="14pt" style:font-size-asian="14pt" style:font-size-complex="14pt"/>
    </style:style>
    <style:style style:name="T193" style:parent-style-name="Основнойшрифтабзаца" style:family="text">
      <style:text-properties fo:font-size="14pt" style:font-size-asian="14pt" style:font-size-complex="14pt"/>
    </style:style>
    <style:style style:name="T194" style:parent-style-name="Основнойшрифтабзаца" style:family="text">
      <style:text-properties fo:font-size="14pt" style:font-size-asian="14pt" style:font-size-complex="14pt"/>
    </style:style>
    <style:style style:name="P195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96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97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98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99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00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01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02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03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04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05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06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07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08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09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10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11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12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13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14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215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216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217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218" style:parent-style-name="Обычный" style:family="paragraph">
      <style:paragraph-properties fo:text-align="center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219" style:parent-style-name="Обычный" style:family="paragraph">
      <style:paragraph-properties fo:text-align="center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220" style:parent-style-name="Обычный" style:family="paragraph">
      <style:paragraph-properties fo:text-align="justify" fo:line-height="150%"/>
    </style:style>
    <style:style style:name="T221" style:parent-style-name="Основнойшрифтабзаца" style:family="text">
      <style:text-properties fo:font-size="14pt" style:font-size-asian="14pt" style:font-size-complex="14pt"/>
    </style:style>
    <style:style style:name="T22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23" style:parent-style-name="Обычный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24" style:parent-style-name="Обычный" style:family="paragraph">
      <style:paragraph-properties fo:text-align="justify" fo:line-height="150%"/>
    </style:style>
    <style:style style:name="T225" style:parent-style-name="Основнойшрифтабзаца" style:family="text">
      <style:text-properties fo:font-size="14pt" style:font-size-asian="14pt" style:font-size-complex="14pt"/>
    </style:style>
    <style:style style:name="T22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28" style:parent-style-name="Обычный" style:family="paragraph">
      <style:paragraph-properties fo:text-align="justify" fo:line-height="150%"/>
    </style:style>
    <style:style style:name="T229" style:parent-style-name="Основнойшрифтабзаца" style:family="text">
      <style:text-properties fo:font-size="14pt" style:font-size-asian="14pt" style:font-size-complex="14pt"/>
    </style:style>
    <style:style style:name="T23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3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32" style:parent-style-name="Обычный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33" style:parent-style-name="Обычный" style:family="paragraph">
      <style:paragraph-properties fo:text-align="justify" fo:line-height="150%"/>
    </style:style>
    <style:style style:name="T234" style:parent-style-name="Основнойшрифтабзаца" style:family="text">
      <style:text-properties fo:font-size="14pt" style:font-size-asian="14pt" style:font-size-complex="14pt"/>
    </style:style>
    <style:style style:name="T23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3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37" style:parent-style-name="Обычный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38" style:parent-style-name="Обычный" style:family="paragraph">
      <style:paragraph-properties fo:text-align="justify" fo:line-height="150%"/>
    </style:style>
    <style:style style:name="T239" style:parent-style-name="Основнойшрифтабзаца" style:family="text">
      <style:text-properties fo:font-size="14pt" style:font-size-asian="14pt" style:font-size-complex="14pt"/>
    </style:style>
    <style:style style:name="T24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4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42" style:parent-style-name="Обычный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43" style:parent-style-name="Обычный" style:family="paragraph">
      <style:paragraph-properties fo:text-align="justify" fo:line-height="150%"/>
    </style:style>
    <style:style style:name="T244" style:parent-style-name="Основнойшрифтабзаца" style:family="text">
      <style:text-properties fo:font-size="14pt" style:font-size-asian="14pt" style:font-size-complex="14pt"/>
    </style:style>
    <style:style style:name="T24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4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47" style:parent-style-name="Обычный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48" style:parent-style-name="Обычный" style:family="paragraph">
      <style:paragraph-properties fo:text-align="justify" fo:line-height="150%"/>
    </style:style>
    <style:style style:name="T249" style:parent-style-name="Основнойшрифтабзаца" style:family="text">
      <style:text-properties fo:font-size="14pt" style:font-size-asian="14pt" style:font-size-complex="14pt"/>
    </style:style>
    <style:style style:name="T25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5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5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5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54" style:parent-style-name="Обычный" style:family="paragraph">
      <style:paragraph-properties fo:text-align="center" fo:line-height="150%" fo:text-indent="0.4923in"/>
    </style:style>
    <style:style style:name="T25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5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25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258" style:parent-style-name="Обычный" style:family="paragraph">
      <style:paragraph-properties fo:text-align="center" fo:line-height="150%" fo:text-indent="0.4923in"/>
    </style:style>
    <style:style style:name="T25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260" style:parent-style-name="Обычный" style:family="paragraph">
      <style:paragraph-properties fo:text-align="justify" fo:line-height="150%" fo:text-indent="0.4923in"/>
    </style:style>
    <style:style style:name="T261" style:parent-style-name="Основнойшрифтабзаца" style:family="text">
      <style:text-properties fo:font-size="14pt" style:font-size-asian="14pt" style:font-size-complex="14pt"/>
    </style:style>
    <style:style style:name="T26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63" style:parent-style-name="Основнойшрифтабзаца" style:family="text">
      <style:text-properties fo:font-size="14pt" style:font-size-asian="14pt" style:font-size-complex="14pt"/>
    </style:style>
    <style:style style:name="T26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65" style:parent-style-name="Основнойшрифтабзаца" style:family="text">
      <style:text-properties fo:font-size="14pt" style:font-size-asian="14pt" style:font-size-complex="14pt"/>
    </style:style>
    <style:style style:name="T26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67" style:parent-style-name="Основнойшрифтабзаца" style:family="text">
      <style:text-properties fo:font-size="14pt" style:font-size-asian="14pt" style:font-size-complex="14pt"/>
    </style:style>
    <style:style style:name="TableColumn269" style:family="table-column">
      <style:table-column-properties style:column-width="0.6527in"/>
    </style:style>
    <style:style style:name="TableColumn270" style:family="table-column">
      <style:table-column-properties style:column-width="1.5381in"/>
    </style:style>
    <style:style style:name="TableColumn271" style:family="table-column">
      <style:table-column-properties style:column-width="2.3937in"/>
    </style:style>
    <style:style style:name="TableColumn272" style:family="table-column">
      <style:table-column-properties style:column-width="2.1013in"/>
    </style:style>
    <style:style style:name="Table268" style:family="table">
      <style:table-properties style:width="6.6861in" fo:margin-left="0in" table:align="left"/>
    </style:style>
    <style:style style:name="TableRow273" style:family="table-row">
      <style:table-row-properties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Обычный" style:family="paragraph">
      <style:paragraph-properties fo:text-align="justify"/>
    </style:style>
    <style:style style:name="T276" style:parent-style-name="Названиекниги" style:family="text">
      <style:text-properties fo:font-weight="normal" style:font-weight-asian="normal" style:font-weight-complex="normal" fo:font-variant="normal" fo:letter-spacing="normal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Обычный" style:family="paragraph">
      <style:paragraph-properties fo:text-align="justify"/>
    </style:style>
    <style:style style:name="T279" style:parent-style-name="Названиекниги" style:family="text">
      <style:text-properties fo:font-weight="normal" style:font-weight-asian="normal" style:font-weight-complex="normal" fo:font-variant="normal" fo:letter-spacing="normal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Обычный" style:family="paragraph">
      <style:paragraph-properties fo:text-align="justify"/>
    </style:style>
    <style:style style:name="T282" style:parent-style-name="Названиекниги" style:family="text">
      <style:text-properties fo:font-weight="normal" style:font-weight-asian="normal" style:font-weight-complex="normal" fo:font-variant="normal" fo:letter-spacing="normal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Обычный" style:family="paragraph">
      <style:paragraph-properties fo:text-align="justify"/>
    </style:style>
    <style:style style:name="T285" style:parent-style-name="Названиекниги" style:family="text">
      <style:text-properties fo:font-weight="normal" style:font-weight-asian="normal" style:font-weight-complex="normal" fo:font-variant="normal" fo:letter-spacing="normal"/>
    </style:style>
    <style:style style:name="TableRow286" style:family="table-row">
      <style:table-row-properties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Обычный" style:family="paragraph">
      <style:paragraph-properties fo:text-align="justify"/>
    </style:style>
    <style:style style:name="T289" style:parent-style-name="Названиекниги" style:family="text">
      <style:text-properties fo:font-weight="normal" style:font-weight-asian="normal" style:font-weight-complex="normal" fo:font-variant="normal" fo:letter-spacing="normal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Обычный" style:family="paragraph">
      <style:paragraph-properties fo:text-align="justify"/>
    </style:style>
    <style:style style:name="T292" style:parent-style-name="Названиекниги" style:family="text">
      <style:text-properties fo:font-weight="normal" style:font-weight-asian="normal" style:font-weight-complex="normal" fo:font-variant="normal" fo:letter-spacing="normal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Обычный" style:family="paragraph">
      <style:paragraph-properties fo:text-align="justify" fo:line-height="150%"/>
    </style:style>
    <style:style style:name="T295" style:parent-style-name="Названиекниги" style:family="text">
      <style:text-properties fo:font-weight="normal" style:font-weight-asian="normal" style:font-weight-complex="normal" fo:font-variant="normal" fo:letter-spacing="normal" fo:language="en" fo:country="US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Обычный" style:family="paragraph">
      <style:paragraph-properties fo:text-align="justify"/>
    </style:style>
    <style:style style:name="T298" style:parent-style-name="Названиекниги" style:family="text">
      <style:text-properties fo:font-weight="normal" style:font-weight-asian="normal" style:font-weight-complex="normal" fo:font-variant="normal" fo:letter-spacing="normal"/>
    </style:style>
    <style:style style:name="TableRow299" style:family="table-row">
      <style:table-row-properties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Обычный" style:family="paragraph">
      <style:paragraph-properties fo:text-align="justify"/>
    </style:style>
    <style:style style:name="T302" style:parent-style-name="Названиекниги" style:family="text">
      <style:text-properties fo:font-weight="normal" style:font-weight-asian="normal" style:font-weight-complex="normal" fo:font-variant="normal" fo:letter-spacing="normal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Обычный" style:family="paragraph">
      <style:paragraph-properties fo:text-align="justify"/>
    </style:style>
    <style:style style:name="T305" style:parent-style-name="Названиекниги" style:family="text">
      <style:text-properties fo:font-weight="normal" style:font-weight-asian="normal" style:font-weight-complex="normal" fo:font-variant="normal" fo:letter-spacing="normal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Обычный" style:family="paragraph">
      <style:paragraph-properties fo:text-align="justify" fo:line-height="150%"/>
    </style:style>
    <style:style style:name="T308" style:parent-style-name="Названиекниги" style:family="text">
      <style:text-properties fo:font-weight="normal" style:font-weight-asian="normal" style:font-weight-complex="normal" fo:font-variant="normal" fo:letter-spacing="normal" fo:language="en" fo:country="US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Обычный" style:family="paragraph">
      <style:paragraph-properties fo:text-align="justify"/>
    </style:style>
    <style:style style:name="T311" style:parent-style-name="Названиекниги" style:family="text">
      <style:text-properties fo:font-weight="normal" style:font-weight-asian="normal" style:font-weight-complex="normal" fo:font-variant="normal" fo:letter-spacing="normal"/>
    </style:style>
    <style:style style:name="T312" style:parent-style-name="Названиекниги" style:family="text">
      <style:text-properties fo:font-weight="normal" style:font-weight-asian="normal" style:font-weight-complex="normal" fo:font-variant="normal" fo:letter-spacing="normal"/>
    </style:style>
    <style:style style:name="TableRow313" style:family="table-row">
      <style:table-row-properties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Обычный" style:family="paragraph">
      <style:paragraph-properties fo:text-align="justify"/>
    </style:style>
    <style:style style:name="T316" style:parent-style-name="Названиекниги" style:family="text">
      <style:text-properties fo:font-weight="normal" style:font-weight-asian="normal" style:font-weight-complex="normal" fo:font-variant="normal" fo:letter-spacing="normal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Обычный" style:family="paragraph">
      <style:paragraph-properties fo:text-align="justify"/>
    </style:style>
    <style:style style:name="T319" style:parent-style-name="Названиекниги" style:family="text">
      <style:text-properties fo:font-weight="normal" style:font-weight-asian="normal" style:font-weight-complex="normal" fo:font-variant="normal" fo:letter-spacing="normal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Обычный" style:family="paragraph">
      <style:paragraph-properties fo:text-align="justify" fo:line-height="150%"/>
    </style:style>
    <style:style style:name="T322" style:parent-style-name="Названиекниги" style:family="text">
      <style:text-properties fo:font-weight="normal" style:font-weight-asian="normal" style:font-weight-complex="normal" fo:font-variant="normal" fo:letter-spacing="normal" fo:language="en" fo:country="US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Обычный" style:family="paragraph">
      <style:paragraph-properties fo:text-align="justify"/>
    </style:style>
    <style:style style:name="T325" style:parent-style-name="Названиекниги" style:family="text">
      <style:text-properties fo:font-weight="normal" style:font-weight-asian="normal" style:font-weight-complex="normal" fo:font-variant="normal" fo:letter-spacing="normal"/>
    </style:style>
    <style:style style:name="TableRow326" style:family="table-row">
      <style:table-row-properties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Обычный" style:family="paragraph">
      <style:paragraph-properties fo:text-align="justify"/>
    </style:style>
    <style:style style:name="T329" style:parent-style-name="Названиекниги" style:family="text">
      <style:text-properties fo:font-weight="normal" style:font-weight-asian="normal" style:font-weight-complex="normal" fo:font-variant="normal" fo:letter-spacing="normal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Обычный" style:family="paragraph">
      <style:paragraph-properties fo:text-align="justify"/>
    </style:style>
    <style:style style:name="T332" style:parent-style-name="Названиекниги" style:family="text">
      <style:text-properties fo:font-weight="normal" style:font-weight-asian="normal" style:font-weight-complex="normal" fo:font-variant="normal" fo:letter-spacing="normal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Обычный" style:family="paragraph">
      <style:paragraph-properties fo:text-align="justify" fo:line-height="150%"/>
    </style:style>
    <style:style style:name="T335" style:parent-style-name="Названиекниги" style:family="text">
      <style:text-properties fo:font-weight="normal" style:font-weight-asian="normal" style:font-weight-complex="normal" fo:font-variant="normal" fo:letter-spacing="normal" fo:language="en" fo:country="US"/>
    </style:style>
    <style:style style:name="P336" style:parent-style-name="Обычный" style:family="paragraph">
      <style:paragraph-properties fo:text-align="justify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Обычный" style:family="paragraph">
      <style:paragraph-properties fo:text-align="justify"/>
    </style:style>
    <style:style style:name="T339" style:parent-style-name="Названиекниги" style:family="text">
      <style:text-properties fo:font-weight="normal" style:font-weight-asian="normal" style:font-weight-complex="normal" fo:font-variant="normal" fo:letter-spacing="normal"/>
    </style:style>
    <style:style style:name="TableRow340" style:family="table-row">
      <style:table-row-properties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Обычный" style:family="paragraph">
      <style:paragraph-properties fo:text-align="justify"/>
    </style:style>
    <style:style style:name="T343" style:parent-style-name="Названиекниги" style:family="text">
      <style:text-properties fo:font-weight="normal" style:font-weight-asian="normal" style:font-weight-complex="normal" fo:font-variant="normal" fo:letter-spacing="normal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Обычный" style:family="paragraph">
      <style:paragraph-properties fo:text-align="justify"/>
    </style:style>
    <style:style style:name="T346" style:parent-style-name="Названиекниги" style:family="text">
      <style:text-properties fo:font-weight="normal" style:font-weight-asian="normal" style:font-weight-complex="normal" fo:font-variant="normal" fo:letter-spacing="normal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Обычный" style:family="paragraph">
      <style:paragraph-properties fo:text-align="justify" fo:line-height="150%"/>
    </style:style>
    <style:style style:name="T349" style:parent-style-name="Названиекниги" style:family="text">
      <style:text-properties fo:font-weight="normal" style:font-weight-asian="normal" style:font-weight-complex="normal" fo:font-variant="normal" fo:letter-spacing="normal" fo:language="en" fo:country="US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Обычный" style:family="paragraph">
      <style:paragraph-properties fo:text-align="justify"/>
    </style:style>
    <style:style style:name="T352" style:parent-style-name="Названиекниги" style:family="text">
      <style:text-properties fo:font-weight="normal" style:font-weight-asian="normal" style:font-weight-complex="normal" fo:font-variant="normal" fo:letter-spacing="normal"/>
    </style:style>
    <style:style style:name="TableRow353" style:family="table-row">
      <style:table-row-properties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Обычный" style:family="paragraph">
      <style:paragraph-properties fo:text-align="justify"/>
    </style:style>
    <style:style style:name="T356" style:parent-style-name="Названиекниги" style:family="text">
      <style:text-properties fo:font-weight="normal" style:font-weight-asian="normal" style:font-weight-complex="normal" fo:font-variant="normal" fo:letter-spacing="normal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Обычный" style:family="paragraph">
      <style:paragraph-properties fo:text-align="justify"/>
    </style:style>
    <style:style style:name="T359" style:parent-style-name="Названиекниги" style:family="text">
      <style:text-properties fo:font-weight="normal" style:font-weight-asian="normal" style:font-weight-complex="normal" fo:font-variant="normal" fo:letter-spacing="normal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Обычный" style:family="paragraph">
      <style:paragraph-properties fo:text-align="justify" fo:line-height="150%"/>
    </style:style>
    <style:style style:name="T362" style:parent-style-name="Названиекниги" style:family="text">
      <style:text-properties fo:font-weight="normal" style:font-weight-asian="normal" style:font-weight-complex="normal" fo:font-variant="normal" fo:letter-spacing="normal" fo:language="en" fo:country="US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Обычный" style:family="paragraph">
      <style:paragraph-properties fo:text-align="justify"/>
    </style:style>
    <style:style style:name="T365" style:parent-style-name="Названиекниги" style:family="text">
      <style:text-properties fo:font-weight="normal" style:font-weight-asian="normal" style:font-weight-complex="normal" fo:font-variant="normal" fo:letter-spacing="normal"/>
    </style:style>
    <style:style style:name="TableRow366" style:family="table-row">
      <style:table-row-properties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Обычный" style:family="paragraph">
      <style:paragraph-properties fo:text-align="justify"/>
    </style:style>
    <style:style style:name="T369" style:parent-style-name="Названиекниги" style:family="text">
      <style:text-properties fo:font-weight="normal" style:font-weight-asian="normal" style:font-weight-complex="normal" fo:font-variant="normal" fo:letter-spacing="normal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Обычный" style:family="paragraph">
      <style:paragraph-properties fo:text-align="justify"/>
    </style:style>
    <style:style style:name="T372" style:parent-style-name="Названиекниги" style:family="text">
      <style:text-properties fo:font-weight="normal" style:font-weight-asian="normal" style:font-weight-complex="normal" fo:font-variant="normal" fo:letter-spacing="normal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Обычный" style:family="paragraph">
      <style:paragraph-properties fo:text-align="justify" fo:line-height="150%"/>
    </style:style>
    <style:style style:name="T375" style:parent-style-name="Названиекниги" style:family="text">
      <style:text-properties fo:font-weight="normal" style:font-weight-asian="normal" style:font-weight-complex="normal" fo:font-variant="normal" fo:letter-spacing="normal" fo:language="en" fo:country="US"/>
    </style:style>
    <style:style style:name="T376" style:parent-style-name="Названиекниги" style:family="text">
      <style:text-properties fo:font-weight="normal" style:font-weight-asian="normal" style:font-weight-complex="normal" fo:font-variant="normal" fo:letter-spacing="normal" fo:language="en" fo:country="US"/>
    </style:style>
    <style:style style:name="T377" style:parent-style-name="Названиекниги" style:family="text">
      <style:text-properties fo:font-weight="normal" style:font-weight-asian="normal" style:font-weight-complex="normal" fo:font-variant="normal" fo:letter-spacing="normal" fo:language="en" fo:country="US"/>
    </style:style>
    <style:style style:name="T378" style:parent-style-name="Названиекниги" style:family="text">
      <style:text-properties fo:font-weight="normal" style:font-weight-asian="normal" style:font-weight-complex="normal" fo:font-variant="normal" fo:letter-spacing="normal" fo:language="en" fo:country="US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Обычный" style:family="paragraph">
      <style:paragraph-properties fo:text-align="justify"/>
    </style:style>
    <style:style style:name="T381" style:parent-style-name="Названиекниги" style:family="text">
      <style:text-properties fo:font-weight="normal" style:font-weight-asian="normal" style:font-weight-complex="normal" fo:font-variant="normal" fo:letter-spacing="normal"/>
    </style:style>
    <style:style style:name="TableRow382" style:family="table-row">
      <style:table-row-properties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Обычный" style:family="paragraph">
      <style:paragraph-properties fo:text-align="justify"/>
    </style:style>
    <style:style style:name="T385" style:parent-style-name="Названиекниги" style:family="text">
      <style:text-properties fo:font-weight="normal" style:font-weight-asian="normal" style:font-weight-complex="normal" fo:font-variant="normal" fo:letter-spacing="normal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Обычный" style:family="paragraph">
      <style:paragraph-properties fo:text-align="justify"/>
    </style:style>
    <style:style style:name="T388" style:parent-style-name="Названиекниги" style:family="text">
      <style:text-properties fo:font-weight="normal" style:font-weight-asian="normal" style:font-weight-complex="normal" fo:font-variant="normal" fo:letter-spacing="normal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Обычный" style:family="paragraph">
      <style:paragraph-properties fo:text-align="justify" fo:line-height="150%"/>
    </style:style>
    <style:style style:name="T391" style:parent-style-name="Названиекниги" style:family="text">
      <style:text-properties fo:font-weight="normal" style:font-weight-asian="normal" style:font-weight-complex="normal" fo:font-variant="normal" fo:letter-spacing="normal" fo:language="en" fo:country="US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Обычный" style:family="paragraph">
      <style:paragraph-properties fo:text-align="justify"/>
    </style:style>
    <style:style style:name="T394" style:parent-style-name="Названиекниги" style:family="text">
      <style:text-properties fo:font-weight="normal" style:font-weight-asian="normal" style:font-weight-complex="normal" fo:font-variant="normal" fo:letter-spacing="normal"/>
    </style:style>
    <style:style style:name="TableRow395" style:family="table-row">
      <style:table-row-properties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Обычный" style:family="paragraph">
      <style:paragraph-properties fo:text-align="justify"/>
    </style:style>
    <style:style style:name="T398" style:parent-style-name="Названиекниги" style:family="text">
      <style:text-properties fo:font-weight="normal" style:font-weight-asian="normal" style:font-weight-complex="normal" fo:font-variant="normal" fo:letter-spacing="normal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Обычный" style:family="paragraph">
      <style:paragraph-properties fo:text-align="justify"/>
    </style:style>
    <style:style style:name="T401" style:parent-style-name="Названиекниги" style:family="text">
      <style:text-properties fo:font-weight="normal" style:font-weight-asian="normal" style:font-weight-complex="normal" fo:font-variant="normal" fo:letter-spacing="normal" fo:language="en" fo:country="US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Обычный" style:family="paragraph">
      <style:paragraph-properties fo:text-align="justify" fo:line-height="150%"/>
    </style:style>
    <style:style style:name="T404" style:parent-style-name="Названиекниги" style:family="text">
      <style:text-properties fo:font-weight="normal" style:font-weight-asian="normal" style:font-weight-complex="normal" fo:font-variant="normal" fo:letter-spacing="normal" fo:language="en" fo:country="US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Обычный" style:family="paragraph">
      <style:paragraph-properties fo:text-align="justify"/>
    </style:style>
    <style:style style:name="T407" style:parent-style-name="Названиекниги" style:family="text">
      <style:text-properties fo:font-weight="normal" style:font-weight-asian="normal" style:font-weight-complex="normal" fo:font-variant="normal" fo:letter-spacing="normal"/>
    </style:style>
    <style:style style:name="TableRow408" style:family="table-row">
      <style:table-row-properties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Обычный" style:family="paragraph">
      <style:paragraph-properties fo:text-align="justify"/>
    </style:style>
    <style:style style:name="T411" style:parent-style-name="Названиекниги" style:family="text">
      <style:text-properties fo:font-weight="normal" style:font-weight-asian="normal" style:font-weight-complex="normal" fo:font-variant="normal" fo:letter-spacing="normal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Обычный" style:family="paragraph">
      <style:paragraph-properties fo:text-align="justify"/>
    </style:style>
    <style:style style:name="T414" style:parent-style-name="Названиекниги" style:family="text">
      <style:text-properties fo:font-weight="normal" style:font-weight-asian="normal" style:font-weight-complex="normal" fo:font-variant="normal" fo:letter-spacing="normal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Обычный" style:family="paragraph">
      <style:paragraph-properties fo:text-align="justify" fo:line-height="150%"/>
    </style:style>
    <style:style style:name="T417" style:parent-style-name="Названиекниги" style:family="text">
      <style:text-properties fo:font-weight="normal" style:font-weight-asian="normal" style:font-weight-complex="normal" fo:font-variant="normal" fo:letter-spacing="normal" fo:language="en" fo:country="US"/>
    </style:style>
    <style:style style:name="P418" style:parent-style-name="Обычный" style:family="paragraph">
      <style:paragraph-properties fo:text-align="justify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Обычный" style:family="paragraph">
      <style:paragraph-properties fo:text-align="justify"/>
    </style:style>
    <style:style style:name="T421" style:parent-style-name="Названиекниги" style:family="text">
      <style:text-properties fo:font-weight="normal" style:font-weight-asian="normal" style:font-weight-complex="normal" fo:font-variant="normal" fo:letter-spacing="normal"/>
    </style:style>
    <style:style style:name="TableRow422" style:family="table-row">
      <style:table-row-properties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Обычный" style:family="paragraph">
      <style:paragraph-properties fo:text-align="justify"/>
    </style:style>
    <style:style style:name="T425" style:parent-style-name="Названиекниги" style:family="text">
      <style:text-properties fo:font-weight="normal" style:font-weight-asian="normal" style:font-weight-complex="normal" fo:font-variant="normal" fo:letter-spacing="normal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Обычный" style:family="paragraph">
      <style:paragraph-properties fo:text-align="justify"/>
    </style:style>
    <style:style style:name="T428" style:parent-style-name="Названиекниги" style:family="text">
      <style:text-properties fo:font-weight="normal" style:font-weight-asian="normal" style:font-weight-complex="normal" fo:font-variant="normal" fo:letter-spacing="normal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Обычный" style:family="paragraph">
      <style:paragraph-properties fo:text-align="justify" fo:line-height="150%"/>
    </style:style>
    <style:style style:name="T431" style:parent-style-name="Названиекниги" style:family="text">
      <style:text-properties fo:font-weight="normal" style:font-weight-asian="normal" style:font-weight-complex="normal" fo:font-variant="normal" fo:letter-spacing="normal" fo:language="en" fo:country="US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Обычный" style:family="paragraph">
      <style:paragraph-properties fo:text-align="justify"/>
    </style:style>
    <style:style style:name="T434" style:parent-style-name="Названиекниги" style:family="text">
      <style:text-properties fo:font-weight="normal" style:font-weight-asian="normal" style:font-weight-complex="normal" fo:font-variant="normal" fo:letter-spacing="normal"/>
    </style:style>
    <style:style style:name="TableRow435" style:family="table-row">
      <style:table-row-properties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Обычный" style:family="paragraph">
      <style:paragraph-properties fo:text-align="justify"/>
    </style:style>
    <style:style style:name="T438" style:parent-style-name="Названиекниги" style:family="text">
      <style:text-properties fo:font-weight="normal" style:font-weight-asian="normal" style:font-weight-complex="normal" fo:font-variant="normal" fo:letter-spacing="normal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Обычный" style:family="paragraph">
      <style:paragraph-properties fo:text-align="justify"/>
    </style:style>
    <style:style style:name="T441" style:parent-style-name="Названиекниги" style:family="text">
      <style:text-properties fo:font-weight="normal" style:font-weight-asian="normal" style:font-weight-complex="normal" fo:font-variant="normal" fo:letter-spacing="normal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Обычный" style:family="paragraph">
      <style:paragraph-properties fo:text-align="justify" fo:line-height="150%"/>
    </style:style>
    <style:style style:name="T444" style:parent-style-name="Названиекниги" style:family="text">
      <style:text-properties fo:font-weight="normal" style:font-weight-asian="normal" style:font-weight-complex="normal" fo:font-variant="normal" fo:letter-spacing="normal" fo:language="en" fo:country="US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Обычный" style:family="paragraph">
      <style:paragraph-properties fo:text-align="justify"/>
    </style:style>
    <style:style style:name="T447" style:parent-style-name="Названиекниги" style:family="text">
      <style:text-properties fo:font-weight="normal" style:font-weight-asian="normal" style:font-weight-complex="normal" fo:font-variant="normal" fo:letter-spacing="normal"/>
    </style:style>
    <style:style style:name="P448" style:parent-style-name="Обычный" style:family="paragraph">
      <style:paragraph-properties fo:text-align="justify" fo:line-height="150%"/>
    </style:style>
  </office:automatic-styles>
  <office:body>
    <office:text text:use-soft-page-breaks="true">
      <text:p text:style-name="P1">МИНОБРНАУКИ РОССИИ</text:p>
      <text:p text:style-name="P4">Санкт-Петербургский государственный</text:p>
      <text:p text:style-name="P5">электротехнический университет</text:p>
      <text:p text:style-name="P6">«ЛЭТИ» им. В.И. Ульянова (Ленина)</text:p>
      <text:p text:style-name="P7">Кафедра<text:s/>МО ЭВМ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отчет</text:span></text:p>
      <text:p text:style-name="P17">по<text:s/>лабораторной<text:s/>работе<text:s/>№1</text:p>
      <text:p text:style-name="P18">по дисциплине «Алгоритмы и структуры данных»</text:p>
      <text:p text:style-name="P19"><text:span text:style-name="T20">Тема:<text:s/></text:span><text:span text:style-name="T21">Рекурсия</text:span>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Студент<text:s/>гр.<text:s/>9303</text:p>
          </table:table-cell>
          <table:table-cell table:style-name="TableCell36">
            <text:p text:style-name="P37"/>
          </table:table-cell>
          <table:table-cell table:style-name="TableCell38">
            <text:p text:style-name="P39">Махаличев Н.А.</text:p>
          </table:table-cell>
        </table:table-row>
        <table:table-row table:style-name="TableRow40">
          <table:table-cell table:style-name="TableCell41">
            <text:p text:style-name="P42">Преподаватель</text:p>
          </table:table-cell>
          <table:table-cell table:style-name="TableCell43">
            <text:p text:style-name="P44"/>
          </table:table-cell>
          <table:table-cell table:style-name="TableCell45">
            <text:p text:style-name="P46"><text:span text:style-name="T47">Филатов Ар.Ю.</text:span></text:p>
          </table:table-cell>
        </table:table-row>
      </table:table>
      <text:p text:style-name="P48"/>
      <text:p text:style-name="P49"/>
      <text:p text:style-name="P50">Санкт-Петербург</text:p>
      <text:p text:style-name="P51"><text:span text:style-name="T52">20</text:span><text:span text:style-name="T53">20</text:span></text:p>
      <text:soft-page-break/>
      <text:p text:style-name="P54">Цель работы.</text:p>
      <text:p text:style-name="Лабораторная_основной">Ознакомиться с понятием «рекурсия», её приёмах и методах.<text:s/>Реализовать<text:s/>программу-анализатор для понятия скобки с помощью метода рекурсии на языке программирования<text:s/><text:span text:style-name="T55">C</text:span>++.</text:p>
      <text:p text:style-name="P56"/>
      <text:p text:style-name="P57">Задание.</text:p>
      <text:p text:style-name="Лабораторная_основной">Вариант 13.</text:p>
      <text:p text:style-name="Лабораторная_основной">Построить синтаксический анализатор для понятия скобки.</text:p>
      <text:p text:style-name="Лабораторная_основной"><text:span text:style-name="T58">скобки</text:span><text:span text:style-name="T59">::=</text:span>А<text:s/><text:span text:style-name="T60">|<text:s/></text:span><text:span text:style-name="T61">скобка скобки</text:span></text:p>
      <text:p text:style-name="Лабораторная_основной"><text:span text:style-name="T62">скобка</text:span><text:span text:style-name="T63">::=</text:span>(<text:s/><text:span text:style-name="T64">B<text:s/></text:span><text:span text:style-name="T65">скобки</text:span>)</text:p>
      <text:p text:style-name="P66"/>
      <text:p text:style-name="P67">Основные теоретические положения.</text:p>
      <text:p text:style-name="Лабораторная_основной">Рекурсия<text:s/>— определение, описание, изображение какого-либо объекта или процесса внутри самого этого объекта или процесса, то есть ситуация, когда объект является частью самого себя.</text:p>
      <text:p text:style-name="Лабораторная_основной">В<text:s/><text:a office:title="Программирование" xlink:href="https://ru.wikipedia.org/wiki/%D0%9F%D1%80%D0%BE%D0%B3%D1%80%D0%B0%D0%BC%D0%BC%D0%B8%D1%80%D0%BE%D0%B2%D0%B0%D0%BD%D0%B8%D0%B5" office:target-frame-name="_top" xlink:show="replace"><text:span text:style-name="T68">программировании</text:span></text:a><text:s/>рекурсия<text:s/>— вызов <text:a office:title="Функция (программирование)" xlink:href="https://ru.wikipedia.org/wiki/%D0%A4%D1%83%D0%BD%D0%BA%D1%86%D0%B8%D1%8F_(%D0%BF%D1%80%D0%BE%D0%B3%D1%80%D0%B0%D0%BC%D0%BC%D0%B8%D1%80%D0%BE%D0%B2%D0%B0%D0%BD%D0%B8%D0%B5)" office:target-frame-name="_top" xlink:show="replace"><text:span text:style-name="T69">функции</text:span></text:a> (<text:a office:title="Подпрограмма" xlink:href="https://ru.wikipedia.org/wiki/%D0%9F%D0%BE%D0%B4%D0%BF%D1%80%D0%BE%D0%B3%D1%80%D0%B0%D0%BC%D0%BC%D0%B0#%D0%92%D0%B8%D0%B4%D1%8B_%D0%BF%D0%BE%D0%B4%D0%BF%D1%80%D0%BE%D0%B3%D1%80%D0%B0%D0%BC%D0%BC" office:target-frame-name="_top" xlink:show="replace"><text:span text:style-name="T70">процедуры</text:span></text:a>) из неё же самой, непосредственно (простая рекурсия) или через другие функции (сложная<text:s/>или<text:s/>косвенная рекурсия).<text:s/>Количество вложенных вызовов функции или процедуры называется глубиной рекурсии. Рекурсивная программа позволяет описать повторяющееся или даже потенциально бесконечное вычисление, причём без явных повторений частей программы и использования циклов.</text:p>
      <text:p text:style-name="Лабораторная_основной">Рекурсивные функции используют так называемый «Стек вызовов». Когда программа вызывает функцию, функция отправляется на верх стека вызовов.<text:s/>Адрес<text:s/>возврата и локальные переменные функции записываются в<text:s/><text:a office:title="Стек" xlink:href="https://ru.wikipedia.org/wiki/%D0%A1%D1%82%D0%B5%D0%BA" office:target-frame-name="_top" xlink:show="replace"><text:span text:style-name="T71">стек</text:span></text:a>, благодаря чему каждый следующий рекурсивный вызов этой функции пользуется своим набором локальных переменных и за счёт этого работает корректно. Оборотной стороной этого механизма является то, что<text:s/>при чрезмерно большой глубине рекурсии может наступить<text:s/><text:a office:title="Переполнение стека" xlink:href="https://ru.wikipedia.org/wiki/%D0%9F%D0%B5%D1%80%D0%B5%D0%BF%D0%BE%D0%BB%D0%BD%D0%B5%D0%BD%D0%B8%D0%B5_%D1%81%D1%82%D0%B5%D0%BA%D0%B0" office:target-frame-name="_top" xlink:show="replace"><text:span text:style-name="T72">переполнение стека</text:span></text:a><text:s/>вызовов.</text:p>
      <text:p text:style-name="Лабораторная_основной"/>
      <text:p text:style-name="Лабораторная_основной"/>
      <text:soft-page-break/>
      <text:p text:style-name="P73">Выполнение работы.</text:p>
      <text:p text:style-name="P74"><text:span text:style-name="T75"><text:tab/></text:span><text:span text:style-name="T76">Создан класс<text:s/></text:span><text:span text:style-name="T77">Workspace</text:span><text:span text:style-name="T78">, в котором выбирается метод ввода данных (с помощью консоли, или из файла). В зависимости от выбора пользователя вызывается метод<text:s/></text:span><text:span text:style-name="T79">void</text:span><text:span text:style-name="T80"><text:s/></text:span><text:span text:style-name="T81">Console</text:span><text:span text:style-name="T82">()<text:s/></text:span><text:span text:style-name="T83">или<text:s/></text:span><text:span text:style-name="T84">void</text:span><text:span text:style-name="T85"><text:s/></text:span><text:span text:style-name="T86">File</text:span><text:span text:style-name="T87">(string inputFile, bool showDepth)</text:span><text:span text:style-name="T88">, в которых происходит построчное считывание данных из консоли и из файла соответственно.</text:span></text:p>
      <text:p text:style-name="P89"><text:span text:style-name="T90"><text:tab/>После</text:span><text:span text:style-name="T91"><text:s/></text:span><text:span text:style-name="T92">считывания</text:span><text:span text:style-name="T93"><text:s/></text:span><text:span text:style-name="T94">строки</text:span><text:span text:style-name="T95"><text:s/></text:span><text:span text:style-name="T96">вызывается</text:span><text:span text:style-name="T97"><text:s/></text:span><text:span text:style-name="T98">метод</text:span><text:span text:style-name="T99"><text:s/></text:span><text:span text:style-name="T100">bool</text:span><text:span text:style-name="T101"><text:s/></text:span><text:span text:style-name="T102">Run</text:span><text:span text:style-name="T103">(</text:span><text:span text:style-name="T104">string</text:span><text:span text:style-name="T105"><text:s/></text:span><text:span text:style-name="T106">line</text:span><text:span text:style-name="T107">,<text:s/></text:span><text:span text:style-name="T108">int</text:span><text:span text:style-name="T109"><text:s/></text:span><text:span text:style-name="T110">position</text:span><text:span text:style-name="T111">,<text:s/></text:span><text:span text:style-name="T112">int</text:span><text:span text:style-name="T113"><text:s/></text:span><text:span text:style-name="T114">depth</text:span><text:span text:style-name="T115">,<text:s/></text:span><text:span text:style-name="T116">bool</text:span><text:span text:style-name="T117"><text:s/></text:span><text:span text:style-name="T118">showDepth</text:span><text:span text:style-name="T119">)<text:s/></text:span><text:span text:style-name="T120">класса</text:span><text:span text:style-name="T121"><text:s/></text:span><text:span text:style-name="T122">Recursion</text:span><text:span text:style-name="T123">,<text:s/></text:span><text:span text:style-name="T124">в</text:span><text:span text:style-name="T125"><text:s/></text:span><text:span text:style-name="T126">который была передана строка, отформатированная методом<text:s/></text:span><text:span text:style-name="T127">string ClearSymbols(string line)</text:span><text:span text:style-name="T128"><text:s/>класса<text:s/></text:span><text:span text:style-name="T129">Workspace</text:span><text:span text:style-name="T130">, удаляющим из строки все пробелы и символы табуляции</text:span><text:span text:style-name="T131">.<text:s/></text:span><text:span text:style-name="T132">Метод<text:s/></text:span><text:span text:style-name="T133">Run</text:span><text:span text:style-name="T134">()<text:s/></text:span><text:span text:style-name="T135">рекурсивно проверяет, подходит ли введённая строка под описание скобок или нет, а также каждый раз выводит глубину рекурсии. Если строка является скобками,<text:s/></text:span><text:span text:style-name="T136">Run</text:span><text:span text:style-name="T137">()<text:s/></text:span><text:span text:style-name="T138">возвращает<text:s/></text:span><text:span text:style-name="T139">true</text:span><text:span text:style-name="T140">, иначе<text:s/></text:span><text:span text:style-name="T141">false</text:span><text:span text:style-name="T142">. Полученный результат записывается в файл<text:s/></text:span><text:span text:style-name="T143">output.txt</text:span><text:span text:style-name="T144">.</text:span></text:p>
      <text:p text:style-name="P145"><text:span text:style-name="T146"><text:tab/>Для проверки работоспособности программы создан класс<text:s/></text:span><text:span text:style-name="T147">Test</text:span><text:span text:style-name="T148">. Принцип его работы следующий:</text:span></text:p>
      <text:list text:style-name="LFO15" text:continue-numbering="true">
        <text:list-item>
          <text:p text:style-name="P149"><text:span text:style-name="T150">В директории<text:s/></text:span><text:span text:style-name="T151">./</text:span><text:span text:style-name="T152">Tests</text:span><text:span text:style-name="T153">/</text:span><text:span text:style-name="T154">ToCheck</text:span><text:span text:style-name="T155"><text:s/></text:span><text:span text:style-name="T156">находятся файлы, в которых записаны строки, которые должна обработать программа, а в директории<text:s/></text:span><text:span text:style-name="T157">./</text:span><text:span text:style-name="T158">Tests</text:span><text:span text:style-name="T159">/</text:span><text:span text:style-name="T160">Answers</text:span><text:span text:style-name="T161"><text:s/></text:span><text:span text:style-name="T162">находятся файлы с написанными в них ожидаемыми результатами работы программы. Стоит заметить, что название файла, содержащего строки для проверки, должно совпадать с названием файла, в котором записаны ожидаемые результаты работы программы.</text:span></text:p>
        </text:list-item>
        <text:list-item>
          <text:p text:style-name="P163"><text:span text:style-name="T164">С помощью цикла<text:s/></text:span><text:span text:style-name="T165">while</text:span><text:span text:style-name="T166"><text:s/></text:span><text:span text:style-name="T167">каждый файл директории<text:s/></text:span><text:span text:style-name="T168">./</text:span><text:span text:style-name="T169">Tests</text:span><text:span text:style-name="T170">/</text:span><text:span text:style-name="T171">ToCheck</text:span><text:span text:style-name="T172"><text:s/></text:span><text:span text:style-name="T173">открывается в программе, из него считываются данные и выполняется программа.</text:span></text:p>
        </text:list-item>
        <text:list-item>
          <text:p text:style-name="P174"><text:span text:style-name="T175">Выходные данные программы для каждого файла построчно сравниваются с данными файла с таким же названием в директории<text:s/></text:span><text:span text:style-name="T176">./</text:span><text:span text:style-name="T177">Tests</text:span><text:span text:style-name="T178">/</text:span><text:span text:style-name="T179">Answers</text:span><text:span text:style-name="T180">. Если строки являются одинаковыми, программа выводит в консоль надпись «</text:span><text:span text:style-name="T181">Correct answer</text:span><text:span text:style-name="T182">» и строку, которая была проверена, иначе выводит</text:span><text:s/>«<text:span text:style-name="T183">Not correct answer</text:span><text:span text:style-name="T184">»</text:span><text:span text:style-name="T185"><text:s/></text:span><text:span text:style-name="T186">и сравниваемые строки.</text:span></text:p>
        </text:list-item>
      </text:list>
      <text:soft-page-break/>
      <text:p text:style-name="P187">Выводы.</text:p>
      <text:p text:style-name="P188"><text:bookmark-start text:name="_GoBack"/><text:bookmark-end text:name="_GoBack"/>В процессе выполнения лабораторной работы было изучено понятие рекурсия, её приёмы и особенности.<text:s/></text:p>
      <text:p text:style-name="P189"><text:span text:style-name="T190">Была разработана программа, являющаяся синтаксическим анализатором для понятия скобки. Для тестирования программы был разработан класс<text:s/></text:span><text:span text:style-name="T191">Test</text:span><text:span text:style-name="T192">, проверяющий корректность выходных данных программы с<text:s/></text:span><text:span text:style-name="T193">правильным<text:s/></text:span><text:span text:style-name="T194">ответом.</text:span></text:p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soft-page-break/>
      <text:p text:style-name="P218">ПРИЛОЖЕНИЕ А</text:p>
      <text:p text:style-name="P219">ИСХОДНЫЙ КОД ПРОГРАММЫ</text:p>
      <text:p text:style-name="P220"><text:span text:style-name="T221">Файл<text:s/></text:span><text:span text:style-name="T222">main.cpp</text:span></text:p>
      <text:p text:style-name="ЛабКод">#include "../Headers/Workspace.h"</text:p>
      <text:p text:style-name="ЛабКод">#include "../Headers/Test.h"</text:p>
      <text:p text:style-name="ЛабКод"/>
      <text:p text:style-name="ЛабКод">int main(int argc, char **argv){</text:p>
      <text:p text:style-name="ЛабКод"><text:s text:c="4"/>string arg;</text:p>
      <text:p text:style-name="ЛабКод"><text:s text:c="4"/>if (argc == 2){</text:p>
      <text:p text:style-name="ЛабКод"><text:s text:c="8"/>arg = argv[1];</text:p>
      <text:p text:style-name="ЛабКод"><text:s text:c="4"/>}</text:p>
      <text:p text:style-name="ЛабКод"><text:s text:c="4"/>if (arg == "test"){</text:p>
      <text:p text:style-name="ЛабКод"><text:s text:c="8"/>Test::Run();</text:p>
      <text:p text:style-name="ЛабКод"><text:s text:c="4"/>} else {</text:p>
      <text:p text:style-name="ЛабКод"><text:s text:c="8"/>Workspace a;</text:p>
      <text:p text:style-name="ЛабКод"><text:s text:c="8"/>a.ChooseInput();</text:p>
      <text:p text:style-name="ЛабКод"><text:s text:c="4"/>}</text:p>
      <text:p text:style-name="ЛабКод"><text:s text:c="4"/>return 0;</text:p>
      <text:p text:style-name="ЛабКод">}</text:p>
      <text:p text:style-name="P223"/>
      <text:p text:style-name="P224"><text:span text:style-name="T225">Файл</text:span><text:span text:style-name="T226"><text:s/></text:span><text:span text:style-name="T227">Workspace.h</text:span></text:p>
      <text:p text:style-name="ЛабКод">#ifndef WORKSPACE_H</text:p>
      <text:p text:style-name="ЛабКод">#define WORKSPACE_H</text:p>
      <text:p text:style-name="ЛабКод"/>
      <text:p text:style-name="ЛабКод">#define RED "\033[1;31m"</text:p>
      <text:p text:style-name="ЛабКод">#define ORANGE "\033[1;33m"</text:p>
      <text:p text:style-name="ЛабКод">#define GREEN "\033[1;32m"</text:p>
      <text:p text:style-name="ЛабКод">#define RESET "\033[0m"</text:p>
      <text:p text:style-name="ЛабКод"/>
      <text:p text:style-name="ЛабКод">#include &lt;iostream&gt;</text:p>
      <text:p text:style-name="ЛабКод">#include &lt;string&gt;</text:p>
      <text:p text:style-name="ЛабКод">#include &lt;fstream&gt;</text:p>
      <text:p text:style-name="ЛабКод">#include "../Headers/Recursion.h"</text:p>
      <text:p text:style-name="ЛабКод"/>
      <text:p text:style-name="ЛабКод">using namespace std;</text:p>
      <text:p text:style-name="ЛабКод"/>
      <text:p text:style-name="ЛабКод">class Workspace{</text:p>
      <text:p text:style-name="ЛабКод">public:</text:p>
      <text:p text:style-name="ЛабКод"><text:s text:c="4"/>Workspace();</text:p>
      <text:p text:style-name="ЛабКод"><text:s text:c="4"/>void ChooseInput();</text:p>
      <text:p text:style-name="ЛабКод"><text:s text:c="4"/>static string ClearSymbols(string line);</text:p>
      <text:p text:style-name="ЛабКод"><text:s text:c="4"/>static string Output(string line, bool isBrackets);</text:p>
      <text:p text:style-name="ЛабКод"><text:s text:c="4"/>void Console();</text:p>
      <text:p text:style-name="ЛабКод"><text:s text:c="4"/>void File(string inputFile, bool deepon = true);</text:p>
      <text:p text:style-name="ЛабКод"><text:s text:c="4"/>string line;</text:p>
      <text:p text:style-name="ЛабКод"><text:s text:c="4"/>string inputFile;</text:p>
      <text:p text:style-name="ЛабКод"><text:s text:c="4"/>Recursion recursion;</text:p>
      <text:p text:style-name="ЛабКод"><text:s text:c="4"/>ifstream input;</text:p>
      <text:p text:style-name="ЛабКод"><text:s text:c="4"/>ofstream output;</text:p>
      <text:p text:style-name="ЛабКод"><text:s text:c="4"/>bool isBrackets;</text:p>
      <text:p text:style-name="ЛабКод">};</text:p>
      <text:p text:style-name="ЛабКод"/>
      <text:p text:style-name="ЛабКод">#endif</text:p>
      <text:soft-page-break/>
      <text:p text:style-name="P228"><text:span text:style-name="T229">Файл</text:span><text:span text:style-name="T230"><text:s/></text:span><text:span text:style-name="T231">Workspace.cpp</text:span></text:p>
      <text:p text:style-name="ЛабКод">#include "../Headers/Workspace.h"</text:p>
      <text:p text:style-name="ЛабКод"/>
      <text:p text:style-name="ЛабКод">Workspace::Workspace(){}</text:p>
      <text:p text:style-name="ЛабКод"/>
      <text:p text:style-name="ЛабКод">void Workspace::ChooseInput(){</text:p>
      <text:p text:style-name="ЛабКод"><text:s text:c="4"/>Workspace method;</text:p>
      <text:p text:style-name="ЛабКод"><text:s text:c="4"/>cout &lt;&lt; "Please select a data entry method" &lt;&lt; endl;</text:p>
      <text:p text:style-name="ЛабКод"><text:s text:c="4"/>cout &lt;&lt; "Press \"1\" if the console" &lt;&lt; endl;</text:p>
      <text:p text:style-name="ЛабКод"><text:s text:c="4"/>cout &lt;&lt; "Press \"2\" if the file" &lt;&lt; endl;</text:p>
      <text:p text:style-name="ЛабКод"><text:s text:c="4"/>string choice;</text:p>
      <text:p text:style-name="ЛабКод"><text:s text:c="4"/>getline(cin, choice);</text:p>
      <text:p text:style-name="ЛабКод"><text:s text:c="4"/>switch (choice[0]) {</text:p>
      <text:p text:style-name="ЛабКод"><text:s text:c="8"/>case '1':</text:p>
      <text:p text:style-name="ЛабКод"><text:s text:c="12"/>method.Console();</text:p>
      <text:p text:style-name="ЛабКод"><text:s text:c="12"/>break;</text:p>
      <text:p text:style-name="ЛабКод"><text:s text:c="8"/>case '2':</text:p>
      <text:p text:style-name="ЛабКод"><text:s text:c="12"/>cout &lt;&lt; "Please enter filename: ";</text:p>
      <text:p text:style-name="ЛабКод"><text:s text:c="12"/>getline(cin, inputFile);</text:p>
      <text:p text:style-name="ЛабКод"><text:s text:c="12"/>method.File(inputFile);</text:p>
      <text:p text:style-name="ЛабКод"><text:s text:c="12"/>break;</text:p>
      <text:p text:style-name="ЛабКод"><text:s text:c="8"/>default:</text:p>
      <text:p text:style-name="ЛабКод"><text:s text:c="12"/>cout &lt;&lt; "The entered digit does not match the input options" &lt;&lt; endl;</text:p>
      <text:p text:style-name="ЛабКод"><text:s text:c="12"/>break;</text:p>
      <text:p text:style-name="ЛабКод"><text:s text:c="4"/>}</text:p>
      <text:p text:style-name="ЛабКод">}</text:p>
      <text:p text:style-name="ЛабКод"/>
      <text:p text:style-name="ЛабКод">void Workspace::Console(){</text:p>
      <text:p text:style-name="ЛабКод"><text:s text:c="4"/>cout &lt;&lt; "Enter the line: ";</text:p>
      <text:p text:style-name="ЛабКод"><text:s text:c="4"/>getline(cin, line);</text:p>
      <text:p text:style-name="ЛабКод"><text:s text:c="4"/>cout &lt;&lt; Workspace::Output(line, recursion.Run(Workspace::ClearSymbols(line))) &lt;&lt; endl;</text:p>
      <text:p text:style-name="ЛабКод">}</text:p>
      <text:p text:style-name="ЛабКод"/>
      <text:p text:style-name="ЛабКод">void Workspace::File(string inputFile, bool showDepth){</text:p>
      <text:p text:style-name="ЛабКод"><text:s text:c="4"/>input.open(inputFile);</text:p>
      <text:p text:style-name="ЛабКод"><text:s text:c="4"/>output.open("output.txt");</text:p>
      <text:p text:style-name="ЛабКод"><text:s text:c="4"/>if (input.is_open() &amp;&amp; output.is_open()){</text:p>
      <text:p text:style-name="ЛабКод"><text:s text:c="8"/>while (getline(input, line)){</text:p>
      <text:p text:style-name="ЛабКод"><text:s text:c="12"/>cout &lt;&lt; "Checking line: " &lt;&lt; line &lt;&lt; endl;</text:p>
      <text:p text:style-name="ЛабКод"><text:s text:c="12"/>output &lt;&lt; Workspace::Output(line, isBrackets = recursion.Run(Workspace::ClearSymbols(line), 0, 0, showDepth)) &lt;&lt; endl;</text:p>
      <text:p text:style-name="ЛабКод"><text:s text:c="12"/>cout &lt;&lt; Workspace::Output(line, isBrackets) &lt;&lt; endl;</text:p>
      <text:p text:style-name="ЛабКод"><text:s text:c="8"/>}</text:p>
      <text:p text:style-name="ЛабКод"><text:s text:c="8"/>cout &lt;&lt; "The program has been completed. The result is written to the file \"output.txt\"" &lt;&lt; endl;</text:p>
      <text:p text:style-name="ЛабКод"><text:s text:c="4"/>} else {</text:p>
      <text:p text:style-name="ЛабКод"><text:s text:c="8"/>cout &lt;&lt; "Can't open file" &lt;&lt; endl;</text:p>
      <text:p text:style-name="ЛабКод"><text:s text:c="4"/>}</text:p>
      <text:p text:style-name="ЛабКод"><text:s text:c="4"/>input.close();</text:p>
      <text:p text:style-name="ЛабКод"><text:s text:c="4"/>output.close();</text:p>
      <text:p text:style-name="ЛабКод">}</text:p>
      <text:p text:style-name="ЛабКод"/>
      <text:p text:style-name="ЛабКод">string Workspace::ClearSymbols(string line){</text:p>
      <text:p text:style-name="ЛабКод"><text:s text:c="4"/>for (int i = 0; i &lt; line.length(); i++){</text:p>
      <text:p text:style-name="ЛабКод"><text:s text:c="8"/>if ((line[i] == ' ') || (line[i] == '\t')) {</text:p>
      <text:soft-page-break/>
      <text:p text:style-name="ЛабКод"><text:s text:c="12"/>line.erase(i, 1);</text:p>
      <text:p text:style-name="ЛабКод"><text:s text:c="12"/>i--;</text:p>
      <text:p text:style-name="ЛабКод"><text:s text:c="8"/>}</text:p>
      <text:p text:style-name="ЛабКод"><text:s text:c="4"/>}</text:p>
      <text:p text:style-name="ЛабКод"><text:s text:c="4"/>return line;</text:p>
      <text:p text:style-name="ЛабКод">}</text:p>
      <text:p text:style-name="ЛабКод"/>
      <text:p text:style-name="ЛабКод">string Workspace::Output(string line, bool isBrackets){</text:p>
      <text:p text:style-name="ЛабКод"><text:s text:c="4"/>if (isBrackets){</text:p>
      <text:p text:style-name="ЛабКод"><text:s text:c="8"/>return line + " - THIS IS A BRACKETS";</text:p>
      <text:p text:style-name="ЛабКод"><text:s text:c="4"/>} else {</text:p>
      <text:p text:style-name="ЛабКод"><text:s text:c="8"/>return line + " - THIS IS NOT A BRACKETS";</text:p>
      <text:p text:style-name="ЛабКод"><text:s text:c="4"/>}</text:p>
      <text:p text:style-name="ЛабКод">}</text:p>
      <text:p text:style-name="P232"/>
      <text:p text:style-name="P233"><text:span text:style-name="T234">Файл</text:span><text:span text:style-name="T235"><text:s/></text:span><text:span text:style-name="T236">Recursion.h</text:span></text:p>
      <text:p text:style-name="ЛабКод">#ifndef RECURSION_H</text:p>
      <text:p text:style-name="ЛабКод">#define RECURSION_H</text:p>
      <text:p text:style-name="ЛабКод"/>
      <text:p text:style-name="ЛабКод">#include &lt;string&gt;</text:p>
      <text:p text:style-name="ЛабКод">#include &lt;iostream&gt;</text:p>
      <text:p text:style-name="ЛабКод"/>
      <text:p text:style-name="ЛабКод">using namespace std;</text:p>
      <text:p text:style-name="ЛабКод"/>
      <text:p text:style-name="ЛабКод">class Recursion{</text:p>
      <text:p text:style-name="ЛабКод">public:</text:p>
      <text:p text:style-name="ЛабКод"><text:s text:c="4"/>Recursion();</text:p>
      <text:p text:style-name="ЛабКод"><text:s text:c="4"/>bool Run(string line, int position = 0, int depth = 0, bool showDepth = true);</text:p>
      <text:p text:style-name="ЛабКод">private:</text:p>
      <text:p text:style-name="ЛабКод"><text:s text:c="4"/>bool isBrackets;</text:p>
      <text:p text:style-name="ЛабКод">};</text:p>
      <text:p text:style-name="ЛабКод"/>
      <text:p text:style-name="ЛабКод">#endif</text:p>
      <text:p text:style-name="P237"/>
      <text:p text:style-name="P238"><text:span text:style-name="T239">Файл</text:span><text:span text:style-name="T240"><text:s/></text:span><text:span text:style-name="T241">Recursion.cpp</text:span></text:p>
      <text:p text:style-name="ЛабКод">#include "../Headers/Recursion.h"</text:p>
      <text:p text:style-name="ЛабКод"/>
      <text:p text:style-name="ЛабКод">Recursion::Recursion(){}</text:p>
      <text:p text:style-name="ЛабКод"/>
      <text:p text:style-name="ЛабКод">bool Recursion::Run(string line, int position, int depth, bool showDepth){</text:p>
      <text:p text:style-name="ЛабКод"><text:s text:c="4"/>isBrackets = false;</text:p>
      <text:p text:style-name="ЛабКод"><text:s text:c="4"/>if (showDepth) cout &lt;&lt; string(depth,' ') &lt;&lt; "Depth " &lt;&lt; depth &lt;&lt; " - joining" &lt;&lt; endl;</text:p>
      <text:p text:style-name="ЛабКод"><text:s text:c="4"/>switch(line[position]){</text:p>
      <text:p text:style-name="ЛабКод"><text:s text:c="8"/>case 'A':</text:p>
      <text:p text:style-name="ЛабКод"><text:s text:c="12"/>if (line.length() == 1) {</text:p>
      <text:p text:style-name="ЛабКод"><text:s text:c="16"/>isBrackets = true;</text:p>
      <text:p text:style-name="ЛабКод"><text:s text:c="16"/>break;</text:p>
      <text:p text:style-name="ЛабКод"><text:s text:c="12"/>}</text:p>
      <text:p text:style-name="ЛабКод"><text:s text:c="12"/>if (line[position + 1] == '\0') {</text:p>
      <text:p text:style-name="ЛабКод"><text:s text:c="16"/>isBrackets = true;</text:p>
      <text:p text:style-name="ЛабКод"><text:s text:c="16"/>break;</text:p>
      <text:soft-page-break/>
      <text:p text:style-name="ЛабКод"><text:s text:c="12"/>}</text:p>
      <text:p text:style-name="ЛабКод"><text:s text:c="12"/>if (line[position + 1] != '(' &amp;&amp; line[position + 1] != 'B' &amp;&amp; line[position + 1] != 'A') {</text:p>
      <text:p text:style-name="ЛабКод"><text:s text:c="16"/>isBrackets = Recursion::Run(line, position + 1, depth + 1, showDepth);</text:p>
      <text:p text:style-name="ЛабКод"><text:s text:c="12"/>}</text:p>
      <text:p text:style-name="ЛабКод"><text:s text:c="12"/>break;</text:p>
      <text:p text:style-name="ЛабКод"><text:s text:c="8"/>case '(':</text:p>
      <text:p text:style-name="ЛабКод"><text:s text:c="12"/>if (line[position+1] == 'B'){</text:p>
      <text:p text:style-name="ЛабКод"><text:s text:c="16"/>isBrackets = Recursion::Run(line, position + 1, depth + 1, showDepth);</text:p>
      <text:p text:style-name="ЛабКод"><text:s text:c="12"/>}</text:p>
      <text:p text:style-name="ЛабКод"><text:s text:c="12"/>break;</text:p>
      <text:p text:style-name="ЛабКод"><text:s text:c="8"/>case 'B':</text:p>
      <text:p text:style-name="ЛабКод"><text:s text:c="12"/>if (line[position + 1] != 'B'){</text:p>
      <text:p text:style-name="ЛабКод"><text:s text:c="16"/>isBrackets = Recursion::Run(line, position + 1, depth + 1, showDepth);</text:p>
      <text:p text:style-name="ЛабКод"><text:s text:c="12"/>}</text:p>
      <text:p text:style-name="ЛабКод"><text:s text:c="12"/>break;</text:p>
      <text:p text:style-name="ЛабКод"><text:s text:c="8"/>case ')':</text:p>
      <text:p text:style-name="ЛабКод"><text:s text:c="12"/>if (line[position + 1] != 'B'){</text:p>
      <text:p text:style-name="ЛабКод"><text:s text:c="16"/>isBrackets = Recursion::Run(line, position + 1, depth + 1, showDepth);</text:p>
      <text:p text:style-name="ЛабКод"><text:s text:c="12"/>}</text:p>
      <text:p text:style-name="ЛабКод"><text:s text:c="12"/>break;</text:p>
      <text:p text:style-name="ЛабКод"><text:s text:c="8"/>default:</text:p>
      <text:p text:style-name="ЛабКод"><text:s text:c="12"/>isBrackets = false;</text:p>
      <text:p text:style-name="ЛабКод"><text:s text:c="12"/>break;</text:p>
      <text:p text:style-name="ЛабКод"><text:s text:c="4"/>}</text:p>
      <text:p text:style-name="ЛабКод"><text:s text:c="4"/>if (showDepth) cout &lt;&lt; string(depth,' ') &lt;&lt; "Depth " &lt;&lt; depth &lt;&lt; " - exiting" &lt;&lt; endl;</text:p>
      <text:p text:style-name="ЛабКод"><text:s text:c="4"/>return isBrackets;</text:p>
      <text:p text:style-name="ЛабКод">}</text:p>
      <text:p text:style-name="P242"/>
      <text:p text:style-name="P243"><text:span text:style-name="T244">Файл</text:span><text:span text:style-name="T245"><text:s/></text:span><text:span text:style-name="T246">Test.h</text:span></text:p>
      <text:p text:style-name="ЛабКод">#ifndef TESH_H</text:p>
      <text:p text:style-name="ЛабКод">#define TESH_H</text:p>
      <text:p text:style-name="ЛабКод"/>
      <text:p text:style-name="ЛабКод">#include &lt;iostream&gt;</text:p>
      <text:p text:style-name="ЛабКод">#include &lt;dirent.h&gt;</text:p>
      <text:p text:style-name="ЛабКод">#include &lt;string&gt;</text:p>
      <text:p text:style-name="ЛабКод">#include "Workspace.h"</text:p>
      <text:p text:style-name="ЛабКод"/>
      <text:p text:style-name="ЛабКод">using namespace std;</text:p>
      <text:p text:style-name="ЛабКод"/>
      <text:p text:style-name="ЛабКод">class Test{</text:p>
      <text:p text:style-name="ЛабКод">public:</text:p>
      <text:p text:style-name="ЛабКод"><text:s text:c="4"/>Test();</text:p>
      <text:p text:style-name="ЛабКод"><text:s text:c="4"/>static void Run();</text:p>
      <text:p text:style-name="ЛабКод"><text:s text:c="4"/>void File(char *name);</text:p>
      <text:p text:style-name="ЛабКод"><text:s text:c="4"/>void Compare(string inputFile);</text:p>
      <text:p text:style-name="ЛабКод"><text:s text:c="4"/>string lineOutput;</text:p>
      <text:p text:style-name="ЛабКод"><text:s text:c="4"/>string lineAnswers;</text:p>
      <text:p text:style-name="ЛабКод"><text:s text:c="4"/>string inputFile;</text:p>
      <text:p text:style-name="ЛабКод"><text:s text:c="4"/>string directory;</text:p>
      <text:p text:style-name="ЛабКод"><text:s text:c="4"/>ifstream inputFromOutput;</text:p>
      <text:soft-page-break/>
      <text:p text:style-name="ЛабКод"><text:s text:c="4"/>ifstream inputFromAnswers;</text:p>
      <text:p text:style-name="ЛабКод"><text:s text:c="4"/>Workspace workspace;</text:p>
      <text:p text:style-name="ЛабКод">};</text:p>
      <text:p text:style-name="ЛабКод"/>
      <text:p text:style-name="ЛабКод">#endif</text:p>
      <text:p text:style-name="P247"/>
      <text:p text:style-name="P248"><text:span text:style-name="T249">Файл</text:span><text:span text:style-name="T250"><text:s/></text:span><text:span text:style-name="T251">Test</text:span><text:span text:style-name="T252">.</text:span><text:span text:style-name="T253">cpp</text:span></text:p>
      <text:p text:style-name="ЛабКод">#include "../Headers/Test.h"</text:p>
      <text:p text:style-name="ЛабКод"/>
      <text:p text:style-name="ЛабКод">Test::Test(){}</text:p>
      <text:p text:style-name="ЛабКод"/>
      <text:p text:style-name="ЛабКод">void Test::Run(){</text:p>
      <text:p text:style-name="ЛабКод"><text:s text:c="4"/>Test test;</text:p>
      <text:p text:style-name="ЛабКод"><text:s text:c="4"/>DIR *myDir = opendir("./Tests/ToCheck");</text:p>
      <text:p text:style-name="ЛабКод"><text:s text:c="4"/>if(myDir == NULL) {</text:p>
      <text:p text:style-name="ЛабКод"><text:s text:c="8"/>perror("Unable to open directory ./Tests/ToCheck");</text:p>
      <text:p text:style-name="ЛабКод"><text:s text:c="8"/>return;</text:p>
      <text:p text:style-name="ЛабКод"><text:s text:c="4"/>}</text:p>
      <text:p text:style-name="ЛабКод"><text:s text:c="4"/>struct dirent *entry;</text:p>
      <text:p text:style-name="ЛабКод"><text:s text:c="4"/>while ((entry = readdir(myDir)) != nullptr){</text:p>
      <text:p text:style-name="ЛабКод"><text:s text:c="8"/>test.File(entry-&gt;d_name);</text:p>
      <text:p text:style-name="ЛабКод"><text:s text:c="4"/>}</text:p>
      <text:p text:style-name="ЛабКод"><text:s text:c="4"/>closedir(myDir);</text:p>
      <text:p text:style-name="ЛабКод">}</text:p>
      <text:p text:style-name="ЛабКод"/>
      <text:p text:style-name="ЛабКод">void Test::File(char *name){</text:p>
      <text:p text:style-name="ЛабКод"><text:s text:c="4"/>inputFile = name;</text:p>
      <text:p text:style-name="ЛабКод"><text:s text:c="4"/>if ((inputFile != ".") &amp;&amp; (inputFile != "..")){</text:p>
      <text:p text:style-name="ЛабКод"><text:s text:c="8"/>directory = "./Tests/ToCheck/";</text:p>
      <text:p text:style-name="ЛабКод"><text:s text:c="8"/>cout &lt;&lt; ORANGE "Comparing file " RESET &lt;&lt; inputFile &lt;&lt; endl;</text:p>
      <text:p text:style-name="ЛабКод"><text:s text:c="8"/>workspace.File(directory + inputFile, false);</text:p>
      <text:p text:style-name="ЛабКод"><text:s text:c="8"/>Test::Compare(inputFile);</text:p>
      <text:p text:style-name="ЛабКод"><text:s text:c="4"/>}</text:p>
      <text:p text:style-name="ЛабКод">}</text:p>
      <text:p text:style-name="ЛабКод"/>
      <text:p text:style-name="ЛабКод">void Test::Compare(string inputFile){</text:p>
      <text:p text:style-name="ЛабКод"><text:s text:c="4"/>inputFromOutput.open("output.txt");</text:p>
      <text:p text:style-name="ЛабКод"><text:s text:c="4"/>inputFromAnswers.open("./Tests/Answers/" + inputFile);</text:p>
      <text:p text:style-name="ЛабКод"><text:s text:c="4"/>if (inputFromOutput.is_open() &amp;&amp; inputFromAnswers.is_open()){</text:p>
      <text:p text:style-name="ЛабКод"><text:s text:c="8"/>while (getline(inputFromOutput, lineOutput) &amp;&amp; getline(inputFromAnswers, lineAnswers)){</text:p>
      <text:p text:style-name="ЛабКод"><text:s text:c="12"/>if (lineOutput == lineAnswers){</text:p>
      <text:p text:style-name="ЛабКод"><text:s text:c="16"/>cout &lt;&lt; GREEN "Correct answer - " RESET &lt;&lt; lineAnswers &lt;&lt; endl;</text:p>
      <text:p text:style-name="ЛабКод"><text:s text:c="12"/>} else {</text:p>
      <text:p text:style-name="ЛабКод"><text:s text:c="16"/>cout &lt;&lt; RED "Not correct answer - " RESET &lt;&lt; lineAnswers &lt;&lt; RED "\n - Program response - " RESET &lt;&lt; lineOutput &lt;&lt; endl;</text:p>
      <text:p text:style-name="ЛабКод"><text:s text:c="12"/>}</text:p>
      <text:p text:style-name="ЛабКод"><text:s text:c="8"/>}</text:p>
      <text:p text:style-name="ЛабКод"><text:s text:c="4"/>}</text:p>
      <text:p text:style-name="ЛабКод"><text:s text:c="4"/>inputFromOutput.close();</text:p>
      <text:p text:style-name="ЛабКод"><text:s text:c="4"/>inputFromAnswers.close();</text:p>
      <text:p text:style-name="ЛабКод">}</text:p>
      <text:p text:style-name="ЛабКод"/>
      <text:p text:style-name="ЛабКод"/>
      <text:soft-page-break/>
      <text:p text:style-name="P254"><text:span text:style-name="T255">ПРИЛОЖЕНИЕ</text:span><text:span text:style-name="T256"><text:s/></text:span><text:span text:style-name="T257">Б</text:span></text:p>
      <text:p text:style-name="P258"><text:span text:style-name="T259">ТЕСТИРОВАНИЕ</text:span></text:p>
      <text:p text:style-name="P260"><text:span text:style-name="T261">Таблица</text:span><text:span text:style-name="T262"><text:s/></text:span><text:span text:style-name="T263">Б</text:span><text:span text:style-name="T264">.1 –<text:s/></text:span><text:span text:style-name="T265">Результаты</text:span><text:span text:style-name="T266"><text:s/></text:span><text:span text:style-name="T267">тестирования</text:span></text:p>
      <table:table table:style-name="Table268">
        <table:table-columns>
          <table:table-column table:style-name="TableColumn269"/>
          <table:table-column table:style-name="TableColumn270"/>
          <table:table-column table:style-name="TableColumn271"/>
          <table:table-column table:style-name="TableColumn272"/>
        </table:table-columns>
        <table:table-row table:style-name="TableRow273">
          <table:table-cell table:style-name="TableCell274">
            <text:p text:style-name="P275"><text:span text:style-name="T276">№ п/п</text:span></text:p>
          </table:table-cell>
          <table:table-cell table:style-name="TableCell277">
            <text:p text:style-name="P278"><text:span text:style-name="T279">Входные данные</text:span></text:p>
          </table:table-cell>
          <table:table-cell table:style-name="TableCell280">
            <text:p text:style-name="P281"><text:span text:style-name="T282">Выходные данные</text:span></text:p>
          </table:table-cell>
          <table:table-cell table:style-name="TableCell283">
            <text:p text:style-name="P284"><text:span text:style-name="T285">Комментарии</text:span></text:p>
          </table:table-cell>
        </table:table-row>
        <table:table-row table:style-name="TableRow286">
          <table:table-cell table:style-name="TableCell287">
            <text:p text:style-name="P288"><text:span text:style-name="T289">1</text:span></text:p>
          </table:table-cell>
          <table:table-cell table:style-name="TableCell290">
            <text:p text:style-name="P291"><text:span text:style-name="T292">A</text:span></text:p>
          </table:table-cell>
          <table:table-cell table:style-name="TableCell293">
            <text:p text:style-name="P294"><text:span text:style-name="T295">A - THIS IS A BRACKETS</text:span></text:p>
          </table:table-cell>
          <table:table-cell table:style-name="TableCell296">
            <text:p text:style-name="P297"><text:span text:style-name="T298">Получен ожидаемый вывод.</text:span></text:p>
          </table:table-cell>
        </table:table-row>
        <table:table-row table:style-name="TableRow299">
          <table:table-cell table:style-name="TableCell300">
            <text:p text:style-name="P301"><text:span text:style-name="T302">2</text:span></text:p>
          </table:table-cell>
          <table:table-cell table:style-name="TableCell303">
            <text:p text:style-name="P304"><text:span text:style-name="T305">A A</text:span></text:p>
          </table:table-cell>
          <table:table-cell table:style-name="TableCell306">
            <text:p text:style-name="P307"><text:span text:style-name="T308">A A - THIS IS NOT A BRACKETS</text:span></text:p>
          </table:table-cell>
          <table:table-cell table:style-name="TableCell309">
            <text:p text:style-name="P310"><text:span text:style-name="T311">Получен ожидаемый вывод</text:span><text:span text:style-name="T312"><text:s/>(несоответствие условию скобки).</text:span></text:p>
          </table:table-cell>
        </table:table-row>
        <table:table-row table:style-name="TableRow313">
          <table:table-cell table:style-name="TableCell314">
            <text:p text:style-name="P315"><text:span text:style-name="T316">3</text:span></text:p>
          </table:table-cell>
          <table:table-cell table:style-name="TableCell317">
            <text:p text:style-name="P318"><text:span text:style-name="T319">( B )</text:span></text:p>
          </table:table-cell>
          <table:table-cell table:style-name="TableCell320">
            <text:p text:style-name="P321"><text:span text:style-name="T322">( B ) - THIS IS NOT A BRACKETS</text:span></text:p>
          </table:table-cell>
          <table:table-cell table:style-name="TableCell323">
            <text:p text:style-name="P324"><text:span text:style-name="T325">Получен ожидаемый вывод (несоответствие условию скобки).</text:span></text:p>
          </table:table-cell>
        </table:table-row>
        <table:table-row table:style-name="TableRow326">
          <table:table-cell table:style-name="TableCell327">
            <text:p text:style-name="P328"><text:span text:style-name="T329">4</text:span></text:p>
          </table:table-cell>
          <table:table-cell table:style-name="TableCell330">
            <text:p text:style-name="P331"><text:span text:style-name="T332"><text:s text:c="3"/>A</text:span></text:p>
          </table:table-cell>
          <table:table-cell table:style-name="TableCell333">
            <text:p text:style-name="P334"><text:span text:style-name="T335"><text:s text:c="3"/>A - THIS IS A BRACKETS</text:span></text:p>
            <text:p text:style-name="P336"/>
          </table:table-cell>
          <table:table-cell table:style-name="TableCell337">
            <text:p text:style-name="P338"><text:span text:style-name="T339">Получен ожидаемый вывод (проверка на пропуск пробелов).</text:span></text:p>
          </table:table-cell>
        </table:table-row>
        <table:table-row table:style-name="TableRow340">
          <table:table-cell table:style-name="TableCell341">
            <text:p text:style-name="P342"><text:span text:style-name="T343">5</text:span></text:p>
          </table:table-cell>
          <table:table-cell table:style-name="TableCell344">
            <text:p text:style-name="P345"><text:span text:style-name="T346">(BA)</text:span></text:p>
          </table:table-cell>
          <table:table-cell table:style-name="TableCell347">
            <text:p text:style-name="P348"><text:span text:style-name="T349">(BA) - THIS IS NOT A BRACKETS</text:span></text:p>
          </table:table-cell>
          <table:table-cell table:style-name="TableCell350">
            <text:p text:style-name="P351"><text:span text:style-name="T352">Получен ожидаемый вывод (несоответствие условию скобки).</text:span></text:p>
          </table:table-cell>
        </table:table-row>
        <table:table-row table:style-name="TableRow353">
          <table:table-cell table:style-name="TableCell354">
            <text:p text:style-name="P355"><text:span text:style-name="T356">6</text:span></text:p>
          </table:table-cell>
          <table:table-cell table:style-name="TableCell357">
            <text:p text:style-name="P358"><text:span text:style-name="T359">(BA) A</text:span></text:p>
          </table:table-cell>
          <table:table-cell table:style-name="TableCell360">
            <text:p text:style-name="P361"><text:span text:style-name="T362">(BA) A - THIS IS A BRACKETS</text:span></text:p>
          </table:table-cell>
          <table:table-cell table:style-name="TableCell363">
            <text:p text:style-name="P364"><text:span text:style-name="T365">Получен ожидаемый вывод.</text:span></text:p>
          </table:table-cell>
        </table:table-row>
        <table:table-row table:style-name="TableRow366">
          <table:table-cell table:style-name="TableCell367">
            <text:p text:style-name="P368"><text:span text:style-name="T369">7</text:span></text:p>
          </table:table-cell>
          <table:table-cell table:style-name="TableCell370">
            <text:p text:style-name="P371"><text:span text:style-name="T372">(BA) (BA A</text:span></text:p>
          </table:table-cell>
          <table:table-cell table:style-name="TableCell373">
            <text:p text:style-name="P374"><text:span text:style-name="T375">(BA) (BA A - THIS IS</text:span><text:span text:style-name="T376"><text:s/>NOT</text:span><text:span text:style-name="T377"><text:s/>A BRACKET</text:span><text:span text:style-name="T378">S</text:span></text:p>
          </table:table-cell>
          <table:table-cell table:style-name="TableCell379">
            <text:p text:style-name="P380"><text:span text:style-name="T381">Получен ожидаемый вывод (отсутствие закрывающей скобки).</text:span></text:p>
          </table:table-cell>
        </table:table-row>
        <table:table-row table:style-name="TableRow382">
          <table:table-cell table:style-name="TableCell383">
            <text:p text:style-name="P384"><text:span text:style-name="T385">8</text:span></text:p>
          </table:table-cell>
          <table:table-cell table:style-name="TableCell386">
            <text:p text:style-name="P387"><text:span text:style-name="T388">()</text:span></text:p>
          </table:table-cell>
          <table:table-cell table:style-name="TableCell389">
            <text:p text:style-name="P390"><text:span text:style-name="T391">() - THIS IS NOT A BRACKETS</text:span></text:p>
          </table:table-cell>
          <table:table-cell table:style-name="TableCell392">
            <text:p text:style-name="P393"><text:span text:style-name="T394">Получен ожидаемый вывод (несоответствие условию скобки).</text:span></text:p>
          </table:table-cell>
        </table:table-row>
        <table:table-row table:style-name="TableRow395">
          <table:table-cell table:style-name="TableCell396">
            <text:p text:style-name="P397"><text:span text:style-name="T398">9</text:span></text:p>
          </table:table-cell>
          <table:table-cell table:style-name="TableCell399">
            <text:p text:style-name="P400"><text:span text:style-name="T401">(B( B ( B ( B (B A) A) (B (B (B A) A) A) A) A) A) A</text:span></text:p>
          </table:table-cell>
          <table:table-cell table:style-name="TableCell402">
            <text:p text:style-name="P403"><text:span text:style-name="T404">(B( B ( B ( B (B A) A) (B (B (B A) A) A) A) A) A) A - THIS IS A BRACKETS</text:span></text:p>
          </table:table-cell>
          <table:table-cell table:style-name="TableCell405">
            <text:p text:style-name="P406"><text:span text:style-name="T407">Получен ожидаемый вывод (проверка на глубокую рекурсию).</text:span></text:p>
          </table:table-cell>
        </table:table-row>
        <table:table-row table:style-name="TableRow408">
          <table:table-cell table:style-name="TableCell409">
            <text:p text:style-name="P410"><text:span text:style-name="T411">10</text:span></text:p>
          </table:table-cell>
          <table:table-cell table:style-name="TableCell412">
            <text:p text:style-name="P413"><text:span text:style-name="T414">(B A (B)) A</text:span></text:p>
          </table:table-cell>
          <table:table-cell table:style-name="TableCell415">
            <text:p text:style-name="P416"><text:span text:style-name="T417">(B A (B)) A - THIS IS NOT A BRACKETS</text:span></text:p>
            <text:p text:style-name="P418"/>
          </table:table-cell>
          <table:table-cell table:style-name="TableCell419">
            <text:p text:style-name="P420"><text:span text:style-name="T421">Получен ожидаемый вывод (несоответствие условию скобки).</text:span></text:p>
          </table:table-cell>
        </table:table-row>
        <table:table-row table:style-name="TableRow422">
          <table:table-cell table:style-name="TableCell423">
            <text:p text:style-name="P424"><text:span text:style-name="T425">11</text:span></text:p>
          </table:table-cell>
          <table:table-cell table:style-name="TableCell426">
            <text:p text:style-name="P427"><text:span text:style-name="T428">( B (B A) Av) A</text:span></text:p>
          </table:table-cell>
          <table:table-cell table:style-name="TableCell429">
            <text:p text:style-name="P430"><text:span text:style-name="T431">( B (B A) Av) A - THIS IS NOT A BRACKETS</text:span></text:p>
          </table:table-cell>
          <table:table-cell table:style-name="TableCell432">
            <text:p text:style-name="P433"><text:span text:style-name="T434">Получен ожидаемый вывод (лишние символы).</text:span></text:p>
          </table:table-cell>
        </table:table-row>
        <table:table-row table:style-name="TableRow435">
          <table:table-cell table:style-name="TableCell436">
            <text:p text:style-name="P437"><text:span text:style-name="T438">12</text:span></text:p>
          </table:table-cell>
          <table:table-cell table:style-name="TableCell439">
            <text:p text:style-name="P440"><text:span text:style-name="T441">Пустая строка</text:span></text:p>
          </table:table-cell>
          <table:table-cell table:style-name="TableCell442">
            <text:p text:style-name="P443"><text:span text:style-name="T444">- THIS IS NOT A BRACKETS</text:span></text:p>
          </table:table-cell>
          <table:table-cell table:style-name="TableCell445">
            <text:p text:style-name="P446"><text:span text:style-name="T447">Получен ожидаемый вывод (проверка пустой строки).</text:span></text:p>
          </table:table-cell>
        </table:table-row>
      </table:table>
      <text:p text:style-name="P4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roman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text-align="justify"/>
      <style:text-properties fo:font-style="italic" style:font-style-asian="italic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1388in"/>
      <style:text-properties style:font-name="Cambria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1388in"/>
      <style:text-properties style:font-name="Cambria" fo:font-style="italic" style:font-style-asian="italic" style:font-style-complex="italic" fo:color="#404040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top="0.1388in"/>
      <style:text-properties style:font-name="Cambria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text-properties style:font-name="Times New Roman" style:font-name-asian="Times New Roman" fo:font-size="12pt" style:font-size-asian="12pt" style:font-size-complex="12pt"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>
      <style:text-properties style:font-name="Times New Roman" style:font-name-complex="Times New Roman" fo:font-style="italic" style:font-style-asian="italic" fo:font-size="12pt" style:font-size-asian="12pt" style:font-size-complex="12pt" style:language-asian="ru" style:country-asian="RU"/>
    </style:style>
    <style:style style:name="Заголовок2Знак" style:display-name="Заголовок 2 Знак" style:family="text">
      <style:text-properties style:font-name="Cambria" style:font-name-complex="Times New Roman" fo:font-weight="bold" style:font-weight-asian="bold" style:font-weight-complex="bold" fo:color="#4F81BD" fo:font-size="13pt" style:font-size-asian="13pt" style:font-size-complex="13pt" style:language-asian="ru" style:country-asian="RU"/>
    </style:style>
    <style:style style:name="Заголовок4Знак" style:display-name="Заголовок 4 Знак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Заголовок5Знак" style:display-name="Заголовок 5 Знак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 style:language-asian="ru" style:country-asian="RU"/>
    </style:style>
    <style:style style:name="Заголовок6Знак" style:display-name="Заголовок 6 Знак" style:family="text">
      <style:text-properties style:font-name="Cambria" style:font-name-complex="Times New Roman" fo:font-style="italic" style:font-style-asian="italic" style:font-style-complex="italic" fo:color="#243F60" fo:font-size="12pt" style:font-size-asian="12pt" style:font-size-complex="12pt"/>
    </style:style>
    <style:style style:name="Заголовок7Знак" style:display-name="Заголовок 7 Знак" style:family="text">
      <style:text-properties style:font-name="Cambria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Заголовок9Знак" style:display-name="Заголовок 9 Знак" style:family="text">
      <style:text-properties style:font-name="Cambria" style:font-name-complex="Times New Roman" fo:font-style="italic" style:font-style-asian="italic" style:font-style-complex="italic" fo:color="#404040"/>
    </style:style>
    <style:style style:name="Название" style:display-name="Название" style:family="paragraph" style:parent-style-name="Обычный">
      <style:paragraph-properties fo:text-align="center"/>
      <style:text-properties fo:font-weight="bold" style:font-weight-asian="bold" fo:font-size="11pt" style:font-size-asian="11pt" fo:hyphenate="false"/>
    </style:style>
    <style:style style:name="НазваниеЗнак" style:display-name="Название Знак" style:family="text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" style:display-name="Основной текст с отступом" style:family="paragraph" style:parent-style-name="Обычный">
      <style:paragraph-properties fo:text-align="justify" fo:line-height="0.1944in" fo:margin-left="0.3937in" fo:margin-right="0.4763in" fo:text-indent="0.2951in">
        <style:tab-stops/>
      </style:paragraph-properties>
      <style:text-properties fo:color="#000000" fo:hyphenate="false"/>
    </style:style>
    <style:style style:name="ОсновнойтекстсотступомЗнак" style:display-name="Основной текст с отступом Знак" style:family="text"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списоксточками" style:display-name="список с точками" style:family="paragraph" style:parent-style-name="Обычный">
      <style:paragraph-properties fo:text-align="justify" fo:line-height="130%" fo:margin-left="0.25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Длятаблиц" style:display-name="Для таблиц" style:family="paragraph" style:parent-style-name="Обычный">
      <style:text-properties fo:hyphenate="false"/>
    </style:style>
    <style:style style:name="Обычныйвеб" style:display-name="Обычный (веб)" style:family="paragraph" style:parent-style-name="Обычный" style:list-style-name="LFO1">
      <style:paragraph-properties fo:margin-top="0.0694in" fo:margin-bottom="0.0694in" fo:margin-left="0.5in">
        <style:tab-stops>
          <style:tab-stop style:type="left" style:position="0in"/>
        </style:tab-stops>
      </style:paragraph-properties>
      <style:text-properties fo:hyphenate="false"/>
    </style:style>
    <style:style style:name="Подзаголовок" style:display-name="Подзаголовок" style:family="paragraph" style:parent-style-name="Обычный">
      <style:paragraph-properties fo:text-align="center"/>
      <style:text-properties fo:font-weight="bold" style:font-weight-asian="bold" style:font-weight-complex="bold" fo:font-variant="small-caps" fo:hyphenate="false"/>
    </style:style>
    <style:style style:name="ПодзаголовокЗнак" style:display-name="Подзаголовок Знак" style:family="text">
      <style:text-properties style:font-name="Times New Roman" style:font-name-complex="Times New Roman" fo:font-weight="bold" style:font-weight-asian="bold" style:font-weight-complex="bold" fo:font-variant="small-caps" fo:font-size="12pt" style:font-size-asian="12pt" style:font-size-complex="12pt" style:language-asian="ru" style:country-asian="RU"/>
    </style:style>
    <style:style style:name="Основнойтекст" style:display-name="Основной текст" style:family="paragraph" style:parent-style-name="Обычный" style:default-outline-level="3">
      <style:paragraph-properties fo:text-align="center"/>
      <style:text-properties fo:font-weight="bold" style:font-weight-asian="bold" fo:font-size="14pt" style:font-size-asian="14pt" fo:hyphenate="false"/>
    </style:style>
    <style:style style:name="ОсновнойтекстЗнак" style:display-name="Основной текст Знак" style:family="text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2" style:display-name="Основной текст с отступом 2" style:family="paragraph" style:parent-style-name="Обычный">
      <style:paragraph-properties fo:text-align="justify" fo:margin-left="0.2958in" fo:text-indent="-0.2958in">
        <style:tab-stops>
          <style:tab-stop style:type="left" style:position="0in"/>
        </style:tab-stops>
      </style:paragraph-properties>
      <style:text-properties fo:font-weight="bold" style:font-weight-asian="bold" fo:hyphenate="false"/>
    </style:style>
    <style:style style:name="Основнойтекстсотступом2Знак" style:display-name="Основной текст с отступом 2 Знак" style:family="text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3" style:display-name="Основной текст с отступом 3" style:family="paragraph" style:parent-style-name="Обычный">
      <style:paragraph-properties fo:text-align="justify" fo:margin-top="0.0833in" fo:margin-left="1.1812in" fo:text-indent="-0.4916in">
        <style:tab-stops>
          <style:tab-stop style:type="left" style:position="0in"/>
        </style:tab-stops>
      </style:paragraph-properties>
      <style:text-properties fo:hyphenate="false"/>
    </style:style>
    <style:style style:name="Основнойтекстсотступом3Знак" style:display-name="Основной текст с отступом 3 Знак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ЗнакЗнакЗнакЗнакЗнакЗнакЗнак1" style:display-name="Знак Знак Знак Знак Знак Знак Знак1" style:family="paragraph" style:parent-style-name="Обычный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Поцентру" style:display-name="По центру" style:family="paragraph" style:parent-style-name="Обычный">
      <style:paragraph-properties fo:text-align="center"/>
      <style:text-properties fo:font-size="14pt" style:font-size-asian="14pt" style:font-size-complex="10pt" fo:hyphenate="false"/>
    </style:style>
    <style:style style:name="Безотступа" style:display-name="Без отступа" style:family="paragraph" style:parent-style-name="Обычный">
      <style:paragraph-properties fo:text-align="justify"/>
      <style:text-properties fo:font-size="14pt" style:font-size-asian="14pt" style:font-size-complex="10pt" fo:hyphenate="false"/>
    </style:style>
    <style:style style:name="Affiliation" style:display-name="Affiliation" style:family="paragraph" style:parent-style-name="Обычный">
      <style:paragraph-properties fo:margin-top="0.0833in" fo:margin-bottom="0.0833in"/>
      <style:text-properties style:font-size-complex="14pt" fo:hyphenate="false"/>
    </style:style>
    <style:style style:name="ЗнакЗнакЗнакЗнакЗнакЗнакЗнак11" style:display-name="Знак Знак Знак Знак Знак Знак Знак11" style:family="paragraph" style:parent-style-name="Обычный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ЗнакЗнакЗнакЗнакЗнакЗнакЗнак1ЗнакЗнак1ЗнакЗнакЗнакЗнак" style:display-name="Знак Знак Знак Знак Знак Знак Знак1 Знак Знак1 Знак Знак Знак Знак" style:family="paragraph" style:parent-style-name="Обычный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ЗнакЗнак" style:display-name="Знак Знак" style:family="text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ConsPlusNormal" style:display-name="ConsPlusNormal" style:family="paragraph">
      <style:paragraph-properties fo:widows="0" fo:orphans="0" style:text-autospace="none" fo:text-indent="0.5in"/>
      <style:text-properties style:font-name="Arial" style:font-name-asian="Times New Roman" style:font-name-complex="Arial"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>
      <style:text-properties style:font-name="Times New Roman" style:font-name-complex="Times New Roman" fo:font-size="12pt" style:font-size-asian="12pt" style:font-size-complex="12pt"/>
    </style:style>
    <style:style style:name="Основнойтекст1" style:display-name="Основной текст1" style:family="paragraph">
      <style:paragraph-properties fo:widows="0" fo:orphans="0" fo:text-align="justify" style:line-height-at-least="0.1666in"/>
      <style:text-properties style:font-name="Arial" fo:color="#000000" fo:font-size="12pt" style:font-size-asian="12pt" fo:hyphenate="false"/>
    </style:style>
    <style:style style:name="Основнойтекст2_" style:display-name="Основной текст (2)_" style:family="text">
      <style:text-properties style:font-name="Times New Roman" style:font-name-complex="Times New Roman" style:text-underline-type="none"/>
    </style:style>
    <style:style style:name="Основнойтекст2" style:display-name="Основной текст (2)" style:family="text">
      <style:text-properties style:font-name="Times New Roman" style:font-name-complex="Times New Roman" fo:color="#000000" fo:letter-spacing="normal" style:text-scale="100%" style:text-position="0% 100%" fo:font-size="12pt" style:font-size-asian="12pt" style:font-size-complex="12pt" style:text-underline-type="single" style:text-underline-style="solid" style:text-underline-width="auto" style:text-underline-mode="continuous" fo:language="ru" fo:country="RU" style:language-asian="ru" style:country-asian="RU"/>
    </style:style>
    <style:style style:name="Основнойтекст2Полужирный" style:display-name="Основной текст (2) + Полужирный" style:family="text">
      <style:text-properties style:font-name="Times New Roman" style:font-name-complex="Times New Roman" fo:font-weight="bold" style:font-weight-asian="bold" style:font-weight-complex="bold" fo:color="#000000" fo:letter-spacing="normal" style:text-scale="100%" style:text-position="0% 100%" fo:font-size="12pt" style:font-size-asian="12pt" style:font-size-complex="12pt" style:text-underline-type="none" fo:language="ru" fo:country="RU" style:language-asian="ru" style:country-asian="RU"/>
    </style:style>
    <style:style style:name="apple-converted-space" style:display-name="apple-converted-space" style:family="text">
      <style:text-properties style:font-name-complex="Times New Roman"/>
    </style:style>
    <style:style style:name="Гиперссылка" style:display-name="Гиперссылка" style:family="text">
      <style:text-properties style:font-name-complex="Times New Roman" fo:color="#0000FF" style:text-underline-type="single" style:text-underline-style="solid" style:text-underline-width="auto" style:text-underline-mode="continuous"/>
    </style:style>
    <style:style style:name="Заголовок22_" style:display-name="Заголовок №2 (2)_" style:family="text">
      <style:text-properties style:font-name="Times New Roman" style:font-name-complex="Times New Roman" fo:background-color="#FFFFFF"/>
    </style:style>
    <style:style style:name="Заголовок22" style:display-name="Заголовок №2 (2)" style:family="paragraph" style:parent-style-name="Обычный" style:default-outline-level="2">
      <style:paragraph-properties fo:widows="0" fo:orphans="0" fo:text-align="justify" fo:margin-top="0.1944in" fo:line-height="0.1902in" fo:background-color="#FFFFFF"/>
      <style:text-properties fo:font-size="10pt" style:font-size-asian="10pt" style:font-size-complex="10pt" fo:hyphenate="false"/>
    </style:style>
    <style:style style:name="Обычный1" style:display-name="Обычный1" style:family="paragraph">
      <style:paragraph-properties fo:margin-bottom="0.1388in" fo:line-height="115%"/>
      <style:text-properties style:font-name="Times New Roman" fo:color="#000000" fo:font-size="8pt" style:font-size-asian="8pt" fo:hyphenate="false"/>
    </style:style>
    <style:style style:name="Стиль" style:display-name="Стиль" style:family="paragraph">
      <style:paragraph-properties fo:widows="0" fo:orphans="0"/>
      <style:text-properties style:font-name="Times New Roman" style:font-name-asian="Times New Roman" fo:letter-spacing="-0.0006in" style:letter-kerning="true" style:text-position="-4.1% 100%" fo:font-size="12pt" style:font-size-asian="12pt" fo:language="en" fo:country="US" fo:hyphenate="false"/>
    </style:style>
    <style:style style:name="Основнойтекст20" style:display-name="Основной текст 2" style:family="paragraph" style:parent-style-name="Обычный">
      <style:paragraph-properties fo:margin-bottom="0.0833in" fo:line-height="200%"/>
      <style:text-properties style:font-name="Calibri" fo:font-size="11pt" style:font-size-asian="11pt" style:font-size-complex="11pt" fo:hyphenate="false"/>
    </style:style>
    <style:style style:name="Основнойтекст2Знак" style:display-name="Основной текст 2 Знак" style:family="text">
      <style:text-properties style:font-name-asian="Times New Roman" style:font-name-complex="Times New Roman" fo:font-size="11pt" style:font-size-asian="11pt" style:font-size-complex="11pt"/>
    </style:style>
    <style:style style:name="Default" style:display-name="Default" style:family="paragraph">
      <style:paragraph-properties style:text-autospace="none"/>
      <style:text-properties style:font-name="Times New Roman" style:font-name-asian="Times New Roman" fo:color="#000000" fo:font-size="12pt" style:font-size-asian="12pt" style:font-size-complex="12pt" fo:hyphenate="false"/>
    </style:style>
    <style:style style:name="Основнойтекст3" style:display-name="Основной текст 3" style:family="paragraph" style:parent-style-name="Обычный">
      <style:paragraph-properties fo:margin-bottom="0.0833in" fo:line-height="115%"/>
      <style:text-properties style:font-name="Calibri" fo:font-size="8pt" style:font-size-asian="8pt" style:font-size-complex="8pt" fo:hyphenate="false"/>
    </style:style>
    <style:style style:name="Основнойтекст3Знак" style:display-name="Основной текст 3 Знак" style:family="text">
      <style:text-properties style:font-name-asian="Times New Roman" style:font-name-complex="Times New Roman" fo:font-size="8pt" style:font-size-asian="8pt" style:font-size-complex="8pt"/>
    </style:style>
    <style:style style:name="Абзацсписка1" style:display-name="Абзац списка1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short_text" style:display-name="short_text" style:family="text">
      <style:text-properties style:font-name-complex="Times New Roman"/>
    </style:style>
    <style:style style:name="hps" style:display-name="hps" style:family="text">
      <style:text-properties style:font-name-complex="Times New Roman"/>
    </style:style>
    <style:style style:name="ЗнакЗнак4" style:display-name="Знак Знак4" style:family="text">
      <style:text-properties style:font-name="Calibri" style:font-name-complex="Times New Roman" fo:font-weight="bold" style:font-weight-asian="bold" style:font-weight-complex="bold" fo:font-size="11pt" style:font-size-asian="11pt" style:font-size-complex="11pt"/>
    </style:style>
    <style:style style:name="TableStyle2" style:display-name="Table Style 2" style:family="paragraph">
      <style:paragraph-properties fo:border="0in none #FFFFFF" fo:padding="0.4305in" style:shadow="none"/>
      <style:text-properties style:font-name="Helvetica" style:font-name-asian="Times New Roman" style:font-name-complex="Helvetica" fo:color="#000000" fo:hyphenate="false"/>
    </style:style>
    <style:style style:name="Hyperlink.0" style:display-name="Hyperlink.0" style:family="text">
      <style:text-properties style:font-name-complex="Times New Roman" fo:color="#000099" fo:font-size="10pt" style:font-size-asian="10pt" style:font-size-complex="10pt" style:text-underline-type="single" style:text-underline-style="solid" style:text-underline-width="auto" style:text-underline-mode="continuous"/>
    </style:style>
    <style:style style:name="Style16" style:display-name="Style16" style:family="paragraph">
      <style:paragraph-properties fo:widows="0" fo:orphans="0" fo:border="0in none #FFFFFF" fo:padding="0.4305in" style:shadow="none" fo:text-align="justify" fo:line-height="0.193in"/>
      <style:text-properties style:font-name="Arial Unicode MS" style:font-name-asian="Times New Roman" style:font-name-complex="Arial Unicode MS" fo:color="#000000" fo:font-size="12pt" style:font-size-asian="12pt" style:font-size-complex="12pt" style:text-underline-color="#000000" fo:hyphenate="false"/>
    </style:style>
    <style:style style:name="western" style:display-name="western" style:family="paragraph" style:parent-style-name="Обычный">
      <style:paragraph-properties fo:margin-top="0.0694in" fo:margin-bottom="0.0694in"/>
      <style:text-properties fo:hyphenate="false"/>
    </style:style>
    <style:style style:name="Маркированныйсписок" style:display-name="Маркированный список" style:family="paragraph" style:parent-style-name="Обычный">
      <style:paragraph-properties fo:text-align="justify" fo:margin-left="0.25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Маркированныйсписок4" style:display-name="Маркированный список 4" style:family="paragraph" style:parent-style-name="Обычный">
      <style:paragraph-properties fo:text-align="justify" fo:margin-left="0.8395in" fo:text-indent="-0.25in">
        <style:tab-stops>
          <style:tab-stop style:type="left" style:position="0in"/>
        </style:tab-stops>
      </style:paragraph-properties>
      <style:text-properties style:font-size-complex="10pt" fo:hyphenate="false"/>
    </style:style>
    <style:style style:name="Маркированныйсписок3" style:display-name="Маркированный список 3" style:family="paragraph" style:parent-style-name="Обычный">
      <style:paragraph-properties fo:margin-left="0.643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for_tables_12" style:display-name="for_tables_12" style:family="paragraph" style:parent-style-name="Обычный">
      <style:paragraph-properties fo:line-height="0.2222in">
        <style:tab-stops>
          <style:tab-stop style:type="left" style:position="0.4465in"/>
        </style:tab-stops>
      </style:paragraph-properties>
      <style:text-properties fo:hyphenate="false"/>
    </style:style>
    <style:style style:name="Основнойтекст21" style:display-name="Основной текст 21" style:family="paragraph" style:parent-style-name="Обычный">
      <style:paragraph-properties fo:text-align="justify" fo:text-indent="0.4923in"/>
      <style:text-properties fo:hyphenate="false"/>
    </style:style>
    <style:style style:name="Style40" style:display-name="Style40" style:family="paragraph" style:parent-style-name="Обычный">
      <style:paragraph-properties fo:widows="0" fo:orphans="0" style:text-autospace="none"/>
      <style:text-properties style:font-name="Arial Unicode MS" style:font-name-complex="Arial Unicode MS" fo:hyphenate="false"/>
    </style:style>
    <style:style style:name="Style91" style:display-name="Style91" style:family="paragraph" style:parent-style-name="Обычный">
      <style:paragraph-properties fo:widows="0" fo:orphans="0" style:text-autospace="none"/>
      <style:text-properties style:font-name="Arial Unicode MS" style:font-name-complex="Arial Unicode MS" fo:hyphenate="false"/>
    </style:style>
    <style:style style:name="FontStyle139" style:display-name="Font Style139" style:family="text">
      <style:text-properties style:font-name="Arial Unicode MS" style:font-name-asian="Times New Roman" fo:font-size="7pt" style:font-size-asian="7pt"/>
    </style:style>
    <style:style style:name="FontStyle141" style:display-name="Font Style141" style:family="text">
      <style:text-properties style:font-name="Arial Unicode MS" style:font-name-asian="Times New Roman" fo:font-size="7pt" style:font-size-asian="7pt"/>
    </style:style>
    <style:style style:name="FontStyle143" style:display-name="Font Style143" style:family="text">
      <style:text-properties style:font-name="Arial Unicode MS" style:font-name-asian="Times New Roman" fo:font-weight="bold" style:font-weight-asian="bold" fo:font-size="8pt" style:font-size-asian="8pt"/>
    </style:style>
    <style:style style:name="FontStyle177" style:display-name="Font Style177" style:family="text">
      <style:text-properties style:font-name="Times New Roman" fo:font-weight="bold" style:font-weight-asian="bold" fo:font-size="8pt" style:font-size-asian="8pt"/>
    </style:style>
    <style:style style:name="Style96" style:display-name="Style96" style:family="paragraph" style:parent-style-name="Обычный">
      <style:paragraph-properties fo:widows="0" fo:orphans="0" style:text-autospace="none"/>
      <style:text-properties style:font-name="Arial Unicode MS" style:font-name-complex="Arial Unicode MS" fo:hyphenate="false"/>
    </style:style>
    <style:style style:name="FontStyle171" style:display-name="Font Style171" style:family="text">
      <style:text-properties style:font-name="Arial Unicode MS" style:font-name-asian="Times New Roman" fo:font-size="8pt" style:font-size-asian="8pt"/>
    </style:style>
    <style:style style:name="Абзацсписка2" style:display-name="Абзац списка2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Знак4ЗнакЗнак" style:display-name="Знак4 Знак Знак" style:family="text">
      <style:text-properties style:font-name="Calibri" fo:font-size="11pt" style:font-size-asian="11pt" fo:language="ru" fo:country="RU" style:language-asian="en" style:country-asian="US"/>
    </style:style>
    <style:style style:name="TableParagraph" style:display-name="Table Paragraph" style:family="paragraph" style:parent-style-name="Обычный">
      <style:paragraph-properties fo:widows="0" fo:orphans="0" style:text-autospace="none"/>
      <style:text-properties style:font-name-asian="Calibri" fo:hyphenate="false"/>
    </style:style>
    <style:style style:name="Текст" style:display-name="Текст" style:family="paragraph" style:parent-style-name="Обычный">
      <style:text-properties style:font-name="Courier New" style:font-name-complex="Courier New" fo:font-size="10pt" style:font-size-asian="10pt" style:font-size-complex="10pt" fo:hyphenate="false"/>
    </style:style>
    <style:style style:name="ТекстЗнак" style:display-name="Текст Знак" style:family="text">
      <style:text-properties style:font-name="Courier New" style:font-name-complex="Courier New"/>
    </style:style>
    <style:style style:name="apple-style-span" style:display-name="apple-style-span" style:family="text">
      <style:text-properties style:font-name-complex="Times New Roman"/>
    </style:style>
    <style:style style:name="translation" style:display-name="translation" style:family="text">
      <style:text-properties style:font-name-complex="Times New Roman"/>
    </style:style>
    <style:style style:name="Абзацсписка3" style:display-name="Абзац списка3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Normal1" style:display-name="Normal1" style:family="paragraph">
      <style:text-properties style:font-name="Times New Roman" style:font-name-asian="Times New Roman" fo:hyphenate="false"/>
    </style:style>
    <style:style style:name="Абзацсписка4" style:display-name="Абзац списка4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fo:font-size="11pt" style:font-size-asian="11pt" style:font-size-complex="11pt" style:language-asian="en" style:country-asian="US" fo:hyphenate="false"/>
    </style:style>
    <style:style style:name="WW_CharLFO2LVL1" style:family="text">
      <style:text-properties style:font-name-complex="Times New Roman" style:text-position="super 100%"/>
    </style:style>
    <style:style style:name="WW_CharLFO2LVL2" style:family="text">
      <style:text-properties style:font-name-complex="Times New Roman" style:text-position="super 100%"/>
    </style:style>
    <style:style style:name="WW_CharLFO2LVL3" style:family="text">
      <style:text-properties style:font-name-complex="Times New Roman" style:text-position="super 100%"/>
    </style:style>
    <style:style style:name="WW_CharLFO2LVL4" style:family="text">
      <style:text-properties style:font-name-complex="Times New Roman" style:text-position="super 100%"/>
    </style:style>
    <style:style style:name="WW_CharLFO2LVL5" style:family="text">
      <style:text-properties style:font-name-complex="Times New Roman" style:text-position="super 100%"/>
    </style:style>
    <style:style style:name="WW_CharLFO2LVL6" style:family="text">
      <style:text-properties style:font-name-complex="Times New Roman" style:text-position="super 100%"/>
    </style:style>
    <style:style style:name="WW_CharLFO2LVL7" style:family="text">
      <style:text-properties style:font-name-complex="Times New Roman" style:text-position="super 100%"/>
    </style:style>
    <style:style style:name="WW_CharLFO2LVL8" style:family="text">
      <style:text-properties style:font-name-complex="Times New Roman" style:text-position="super 100%"/>
    </style:style>
    <style:style style:name="WW_CharLFO2LVL9" style:family="text">
      <style:text-properties style:font-name-complex="Times New Roman" style:text-position="super 100%"/>
    </style:style>
    <text:list-style style:name="Импортированныйстиль2" style:display-name="Импортированный стиль 2">
      <text:list-level-style-number text:level="1" text:style-name="WW_CharLFO2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2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2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2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2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2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imes14___0420_0418_041e2" style:display-name="times14___0420_0418_041e2" style:family="paragraph" style:parent-style-name="Обычный">
      <style:paragraph-properties fo:margin-top="0.0694in" fo:margin-bottom="0.0694in"/>
      <style:text-properties fo:hyphenate="false"/>
    </style:style>
    <style:style style:name="dash041e_0431_044b_0447_043d_044b_0439" style:display-name="dash041e_0431_044b_0447_043d_044b_0439" style:family="paragraph" style:parent-style-name="Обычный">
      <style:paragraph-properties fo:margin-top="0.0694in" fo:margin-bottom="0.0694in"/>
      <style:text-properties fo:hyphenate="false"/>
    </style:style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Обычный" style:list-style-name="LFO3">
      <style:paragraph-properties fo:text-align="justify" fo:line-height="120%" fo:margin-left="0.1972in" fo:text-indent="0in">
        <style:tab-stops>
          <style:tab-stop style:type="left" style:position="-1.7722in"/>
          <style:tab-stop style:type="left" style:position="0.2951in"/>
        </style:tab-stops>
      </style:paragraph-properties>
      <style:text-properties fo:letter-spacing="-0.0013in" fo:font-size="14pt" style:font-size-asian="14pt" style:font-size-complex="10pt" fo:hyphenate="false"/>
    </style:style>
    <style:style style:name="Times14_РИО2" style:display-name="Times14_РИО2" style:family="paragraph" style:parent-style-name="Обычный">
      <style:paragraph-properties fo:text-align="justify" fo:line-height="130%" fo:text-indent="0.4923in">
        <style:tab-stops>
          <style:tab-stop style:type="left" style:position="0.4923in"/>
        </style:tab-stops>
      </style:paragraph-properties>
      <style:text-properties fo:font-size="14pt" style:font-size-asian="14pt" fo:hyphenate="false"/>
    </style:style>
    <style:style style:name="Times14_РИО2Знак" style:display-name="Times14_РИО2 Знак" style:family="text">
      <style:text-properties style:font-name="Times New Roman" style:font-name-asian="Times New Roman" fo:font-size="14pt" style:font-size-asian="14pt" style:font-size-complex="12pt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Обычный">
      <style:paragraph-properties fo:margin-top="0.0694in" fo:margin-bottom="0.0694in"/>
      <style:text-properties fo:hyphenate="false"/>
    </style:style>
    <style:style style:name="ЦитатаHTML" style:display-name="Цитата HTML" style:family="text">
      <style:text-properties fo:font-style="italic" style:font-style-asian="italic" style:font-style-complex="italic"/>
    </style:style>
    <style:style style:name="Основнойшрифтабзаца1" style:display-name="Основной шрифт абзаца1" style:family="text"/>
    <style:style style:name="Названиеобъекта" style:display-name="Название объекта" style:family="paragraph" style:parent-style-name="Обычный" style:next-style-name="Обычный">
      <style:paragraph-properties fo:text-indent="0.3937in">
        <style:tab-stops>
          <style:tab-stop style:type="right" style:leader-style="solid" style:leader-text="_" style:position="3.8395in"/>
          <style:tab-stop style:type="right" style:leader-style="solid" style:leader-text="_" style:position="5.9062in"/>
        </style:tab-stops>
      </style:paragraph-properties>
      <style:text-properties style:font-size-complex="10pt" fo:hyphenate="false"/>
    </style:style>
    <style:style style:name="Абзацсписка5" style:display-name="Абзац списка5" style:family="paragraph" style:parent-style-name="Обычный">
      <style:paragraph-properties fo:margin-left="0.5in">
        <style:tab-stops/>
      </style:paragraph-properties>
      <style:text-properties style:font-name-asian="Calibri" fo:hyphenate="false"/>
    </style:style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>
      <style:text-properties style:font-name="Tahoma" style:font-name-asian="Times New Roman" style:font-name-complex="Tahoma" fo:font-size="8pt" style:font-size-asian="8pt" style:font-size-complex="8pt"/>
    </style:style>
    <style:style style:name="hpsatn" style:display-name="hps atn" style:family="text" style:parent-style-name="Основнойшрифтабзаца"/>
    <style:style style:name="Абзацсписка6" style:display-name="Абзац списка6" style:family="paragraph" style:parent-style-name="Обычный">
      <style:paragraph-properties fo:margin-left="0.5in">
        <style:tab-stops/>
      </style:paragraph-properties>
      <style:text-properties style:font-name-asian="Calibri" fo:hyphenate="false"/>
    </style:style>
    <style:style style:name="Заголовок3Знак" style:display-name="Заголовок 3 Знак" style:family="text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Текстабзаца" style:display-name="Текст абзаца" style:family="paragraph" style:parent-style-name="Обычный">
      <style:paragraph-properties fo:text-align="justify" fo:text-indent="0.4923in"/>
      <style:text-properties fo:language="en" fo:country="US" fo:hyphenate="false"/>
    </style:style>
    <style:style style:name="ТекстабзацаChar" style:display-name="Текст абзаца Char" style:family="text">
      <style:text-properties style:font-name="Times New Roman" style:font-name-asian="Times New Roman" fo:font-size="12pt" style:font-size-asian="12pt" style:font-size-complex="12pt" fo:language="en" fo:country="US"/>
    </style:style>
    <style:style style:name="Лабораторная_основной" style:display-name="!Лабораторная_основной" style:family="paragraph" style:parent-style-name="Обычный">
      <style:paragraph-properties fo:text-align="justify" fo:line-height="150%" fo:text-indent="0.4923in"/>
      <style:text-properties fo:font-size="14pt" style:font-size-asian="14pt" style:font-size-complex="14pt" fo:hyphenate="false"/>
    </style:style>
    <style:style style:name="ЛабКод" style:display-name="!ЛабКод" style:family="paragraph" style:parent-style-name="Обычный">
      <style:text-properties style:font-name="Courier New" style:font-name-complex="Courier New" fo:font-size="11pt" style:font-size-asian="11pt" style:font-size-complex="11pt" fo:language="en" fo:country="US" fo:hyphenate="false"/>
    </style:style>
    <style:style style:name="Лабораторная_основнойЗнак" style:display-name="!Лабораторная_основной Знак" style:family="text">
      <style:text-properties style:font-name="Times New Roman" style:font-name-asian="Times New Roman" fo:font-size="14pt" style:font-size-asian="14pt" style:font-size-complex="14pt"/>
    </style:style>
    <style:style style:name="ЛабКодЗнак" style:display-name="!ЛабКод Знак" style:family="text">
      <style:text-properties style:font-name="Courier New" style:font-name-asian="Times New Roman" style:font-name-complex="Courier New" fo:font-size="11pt" style:font-size-asian="11pt" style:font-size-complex="11pt"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LFO1">
      <text:list-level-style-bullet text:level="1" text:style-name="WW_CharLFO1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LFO3">
      <text:list-level-style-bullet text:level="1" text:style-name="WW_CharLFO3LVL1" text:bullet-char="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722in" text:min-label-width="0.25in" text:list-level-position-and-space-mode="label-alignment">
          <style:list-level-label-alignment text:label-followed-by="listtab" fo:margin-left="1.722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722in" text:min-label-width="0.25in" text:list-level-position-and-space-mode="label-alignment">
          <style:list-level-label-alignment text:label-followed-by="listtab" fo:margin-left="3.222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722in" text:min-label-width="0.25in" text:list-level-position-and-space-mode="label-alignment">
          <style:list-level-label-alignment text:label-followed-by="listtab" fo:margin-left="4.7222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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2951in" fo:margin-left="1.1812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1in"/>
      </style:footer-style>
    </style:page-layout>
    <style:style style:name="P2" style:parent-style-name="Верхнийколонтитул" style:family="paragraph">
      <style:paragraph-properties fo:text-align="end" fo:margin-right="-0.0006in"/>
    </style:style>
    <style:style style:name="P3" style:parent-style-name="Нижнийколонтитул" style:family="paragraph">
      <style:paragraph-properties fo:text-align="center">
        <style:tab-stops>
          <style:tab-stop style:type="center" style:position="3.2479in"/>
          <style:tab-stop style:type="right" style:position="6.6937in"/>
        </style:tab-stops>
      </style:paragraph-properties>
    </style:style>
  </office:automatic-styles>
  <office:master-styles>
    <style:master-page style:name="MP0" style:page-layout-name="PL0">
      <style:header>
        <text:p text:style-name="P2"><text:s text:c="5"/></text:p>
      </style:header>
      <style:footer>
        <text:p text:style-name="P3"><text:page-number text:fixed="false">3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ПРОЕКТ ЛЭТИ</dc:title>
    <dc:subject/>
    <meta:initial-creator>SAP</meta:initial-creator>
    <dc:creator>PC</dc:creator>
    <meta:creation-date>2020-10-06T08:27:00Z</meta:creation-date>
    <dc:date>2020-10-06T08:27:00Z</dc:date>
    <meta:print-date>2015-07-17T09:06:00Z</meta:print-date>
    <meta:template xlink:href="Normal.dotm" xlink:type="simple"/>
    <meta:editing-cycles>3</meta:editing-cycles>
    <meta:editing-duration>PT60S</meta:editing-duration>
    <meta:document-statistic meta:page-count="10" meta:paragraph-count="25" meta:word-count="1886" meta:character-count="12617" meta:row-count="89" meta:non-whitespace-character-count="10756"/>
  </office:meta>
</office:document-meta>
</file>